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 style:master-page-name="First_20_Page">
      <style:table-properties style:width="16.88cm" fo:margin-left="-0.191cm" style:page-number="auto" table:align="left" style:writing-mode="lr-tb"/>
    </style:style>
    <style:style style:name="Таблица1.A" style:family="table-column">
      <style:table-column-properties style:column-width="16.88cm"/>
    </style:style>
    <style:style style:name="Таблица1.1" style:family="table-row">
      <style:table-row-properties style:min-row-height="2.198cm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2" style:family="table-row">
      <style:table-row-properties style:min-row-height="4.84cm" fo:keep-together="auto"/>
    </style:style>
    <style:style style:name="Таблица1.3" style:family="table-row">
      <style:table-row-properties fo:keep-together="auto"/>
    </style:style>
    <style:style style:name="Таблица1.4" style:family="table-row">
      <style:table-row-properties style:min-row-height="0.353cm" fo:keep-together="auto"/>
    </style:style>
    <style:style style:name="Таблица2" style:family="table">
      <style:table-properties style:width="16.836cm" fo:margin-left="0.009cm" table:align="left" style:writing-mode="lr-tb"/>
    </style:style>
    <style:style style:name="Таблица2.A" style:family="table-column">
      <style:table-column-properties style:column-width="4.233cm"/>
    </style:style>
    <style:style style:name="Таблица2.B" style:family="table-column">
      <style:table-column-properties style:column-width="5.59cm"/>
    </style:style>
    <style:style style:name="Таблица2.C" style:family="table-column">
      <style:table-column-properties style:column-width="7.0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3" style:family="table-row">
      <style:table-row-properties style:min-row-height="0.531cm" fo:keep-together="auto"/>
    </style:style>
    <style:style style:name="Таблица2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.C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" style:family="table">
      <style:table-properties style:width="16.701cm" fo:margin-left="-0.191cm" table:align="left" style:writing-mode="lr-tb"/>
    </style:style>
    <style:style style:name="Таблица3.A" style:family="table-column">
      <style:table-column-properties style:column-width="6.541cm"/>
    </style:style>
    <style:style style:name="Таблица3.B" style:family="table-column">
      <style:table-column-properties style:column-width="10.1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Table">
      <style:text-properties style:font-size-complex="10pt"/>
    </style:style>
    <style:style style:name="P2" style:family="paragraph" style:parent-style-name="Table">
      <style:paragraph-properties fo:text-align="end" style:justify-single-word="false"/>
    </style:style>
    <style:style style:name="P3" style:family="paragraph" style:parent-style-name="Table">
      <style:paragraph-properties fo:text-align="end" style:justify-single-word="false" style:snap-to-layout-grid="false"/>
    </style:style>
    <style:style style:name="P4" style:family="paragraph" style:parent-style-name="Table">
      <style:paragraph-properties style:snap-to-layout-grid="false"/>
    </style:style>
    <style:style style:name="P5" style:family="paragraph" style:parent-style-name="Table">
      <style:paragraph-properties fo:text-align="end" style:justify-single-word="false"/>
      <style:text-properties fo:font-weight="bold" style:font-weight-asian="bold"/>
    </style:style>
    <style:style style:name="P6" style:family="paragraph" style:parent-style-name="Table">
      <style:paragraph-properties fo:text-align="center" style:justify-single-word="false"/>
    </style:style>
    <style:style style:name="P7" style:family="paragraph" style:parent-style-name="Table">
      <style:paragraph-properties style:snap-to-layout-grid="false"/>
      <style:text-properties fo:language="en" fo:country="US"/>
    </style:style>
    <style:style style:name="P8" style:family="paragraph" style:parent-style-name="Table">
      <style:paragraph-properties style:snap-to-layout-grid="false"/>
      <style:text-properties style:use-window-font-color="true"/>
    </style:style>
    <style:style style:name="P9" style:family="paragraph" style:parent-style-name="Table">
      <style:paragraph-properties style:snap-to-layout-grid="false"/>
      <style:text-properties style:use-window-font-color="true" fo:language="en" fo:country="US"/>
    </style:style>
    <style:style style:name="P10" style:family="paragraph" style:parent-style-name="Header">
      <style:text-properties fo:language="en" fo:country="US"/>
    </style:style>
    <style:style style:name="P11" style:family="paragraph" style:parent-style-name="Standard">
      <style:paragraph-properties fo:orphans="2" fo:widows="2" style:writing-mode="lr-tb"/>
      <style:text-properties fo:font-style="normal" style:font-style-asian="normal" style:font-style-complex="normal"/>
    </style:style>
    <style:style style:name="P12" style:family="paragraph" style:parent-style-name="Standard">
      <style:paragraph-properties fo:orphans="2" fo:widows="2" style:writing-mode="lr-tb"/>
      <style:text-properties fo:font-style="normal" fo:background-color="transparent" style:font-style-asian="normal" style:font-style-complex="normal"/>
    </style:style>
    <style:style style:name="P13" style:family="paragraph" style:parent-style-name="Standard">
      <style:paragraph-properties fo:orphans="2" fo:widows="2" style:writing-mode="lr-tb"/>
    </style:style>
    <style:style style:name="P14" style:family="paragraph" style:parent-style-name="Standard">
      <style:paragraph-properties fo:orphans="2" fo:widows="2" style:writing-mode="lr-tb"/>
      <style:text-properties fo:background-color="transparent"/>
    </style:style>
    <style:style style:name="P1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>
        <style:tab-stops>
          <style:tab-stop style:position="1.27cm"/>
          <style:tab-stop style:position="16.482cm" style:type="right" style:leader-style="dotted" style:leader-text="."/>
        </style:tab-stops>
      </style:paragraph-properties>
      <style:text-properties fo:font-size="14pt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fo:color="#3366ff" fo:font-size="28pt" fo:font-weight="bold" style:font-size-asian="28pt" style:font-weight-asian="bold" style:font-size-complex="28pt" style:font-weight-complex="bold"/>
    </style:style>
    <style:style style:name="P19" style:family="paragraph" style:parent-style-name="Standard">
      <style:text-properties fo:background-color="transparent"/>
    </style:style>
    <style:style style:name="P20" style:family="paragraph" style:parent-style-name="Standard">
      <style:text-properties fo:font-style="italic" fo:font-weight="bold" fo:background-color="transparent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italic" fo:background-color="transparent" style:font-style-asian="italic" style:font-style-complex="italic"/>
    </style:style>
    <style:style style:name="P23" style:family="paragraph" style:parent-style-name="Standard">
      <style:text-properties fo:font-style="normal" style:font-style-asian="normal" style:font-style-complex="normal"/>
    </style:style>
    <style:style style:name="P24" style:family="paragraph" style:parent-style-name="Standard">
      <style:text-properties fo:font-style="normal" fo:background-color="transparent" style:font-style-asian="normal" style:font-style-complex="normal"/>
    </style:style>
    <style:style style:name="P25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26" style:family="paragraph" style:parent-style-name="Standard">
      <style:paragraph-properties fo:margin-left="1.249cm" fo:margin-right="0cm" fo:text-indent="0cm" style:auto-text-indent="false"/>
      <style:text-properties fo:font-style="italic" style:font-style-asian="italic" style:font-style-complex="italic"/>
    </style:style>
    <style:style style:name="P27" style:family="paragraph" style:parent-style-name="Standard" style:list-style-name="L1"/>
    <style:style style:name="P28" style:family="paragraph" style:parent-style-name="Standard" style:list-style-name="L2"/>
    <style:style style:name="P29" style:family="paragraph" style:parent-style-name="Standard" style:list-style-name="L3">
      <style:text-properties fo:font-style="normal" style:font-style-asian="normal" style:font-style-complex="normal"/>
    </style:style>
    <style:style style:name="P30" style:family="paragraph" style:parent-style-name="Standard">
      <style:text-properties fo:font-style="normal" fo:background-color="transparent" style:font-style-asian="normal" style:font-style-complex="normal"/>
    </style:style>
    <style:style style:name="P31" style:family="paragraph" style:parent-style-name="Standard" style:list-style-name="L3">
      <style:text-properties fo:font-style="normal" fo:background-color="transparent" style:font-style-asian="normal" style:font-style-complex="normal"/>
    </style:style>
    <style:style style:name="P32" style:family="paragraph" style:parent-style-name="Standard" style:list-style-name="L4">
      <style:text-properties fo:font-style="normal" fo:background-color="transparent" style:font-style-asian="normal" style:font-style-complex="normal"/>
    </style:style>
    <style:style style:name="P33" style:family="paragraph" style:parent-style-name="Standard" style:list-style-name="L9">
      <style:text-properties fo:font-style="normal" fo:background-color="transparent" style:font-style-asian="normal" style:font-style-complex="normal"/>
    </style:style>
    <style:style style:name="P34" style:family="paragraph" style:parent-style-name="Standard">
      <style:paragraph-properties fo:text-align="justify" style:justify-single-word="false"/>
      <style:text-properties fo:font-style="normal" fo:background-color="transparent" style:font-style-asian="normal" style:font-style-complex="normal"/>
    </style:style>
    <style:style style:name="P35" style:family="paragraph" style:parent-style-name="Standard" style:list-style-name="L5"/>
    <style:style style:name="P36" style:family="paragraph" style:parent-style-name="Standard" style:list-style-name="L6"/>
    <style:style style:name="P37" style:family="paragraph" style:parent-style-name="Standard" style:list-style-name="L7"/>
    <style:style style:name="P38" style:family="paragraph" style:parent-style-name="Standard" style:list-style-name="L8">
      <style:paragraph-properties fo:orphans="2" fo:widows="2" style:writing-mode="lr-tb"/>
      <style:text-properties fo:background-color="transparent"/>
    </style:style>
    <style:style style:name="P39" style:family="paragraph" style:parent-style-name="Heading_20_3">
      <style:text-properties fo:background-color="transparent"/>
    </style:style>
    <style:style style:name="P40" style:family="paragraph" style:parent-style-name="Heading_20_3">
      <style:text-properties style:font-size-complex="10pt"/>
    </style:style>
    <style:style style:name="P41" style:family="paragraph" style:parent-style-name="Heading_20_3">
      <style:paragraph-properties fo:orphans="2" fo:widows="2" style:writing-mode="lr-tb"/>
    </style:style>
    <style:style style:name="P4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3" style:family="paragraph" style:parent-style-name="Комментарий" style:list-style-name="WW8Num46"/>
    <style:style style:name="P44" style:family="paragraph" style:parent-style-name="Комментарий" style:list-style-name="WW8Num80"/>
    <style:style style:name="P45" style:family="paragraph" style:parent-style-name="Комментарий" style:list-style-name="WW8Num14"/>
    <style:style style:name="P46" style:family="paragraph" style:parent-style-name="Комментарий" style:list-style-name="WW8Num48"/>
    <style:style style:name="P47" style:family="paragraph" style:parent-style-name="Комментарий" style:list-style-name="WW8Num37"/>
    <style:style style:name="P48" style:family="paragraph" style:parent-style-name="Contents_20_3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0" style:family="paragraph"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size-complex="10pt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Wingdings"/>
    </style:style>
    <style:style style:name="T8" style:family="text">
      <style:text-properties fo:language="ru" fo:country="RU"/>
    </style:style>
    <style:style style:name="T9" style:family="text">
      <style:text-properties fo:background-color="#ffff00"/>
    </style:style>
    <style:style style:name="T10" style:family="text">
      <style:text-properties fo:background-color="transparent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background-color="#ffff00" style:font-style-asian="normal" style:font-style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4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Heading_20_5"/>
          </table:table-cell>
        </table:table-row>
        <table:table-row table:style-name="Таблица1.2">
          <table:table-cell table:style-name="Таблица1.A1" office:value-type="string">
            <text:p text:style-name="Heading_20_5"/>
          </table:table-cell>
        </table:table-row>
        <table:table-row table:style-name="Таблица1.3">
          <table:table-cell table:style-name="Таблица1.A1" office:value-type="string">
            <text:p text:style-name="P18">BigSpace</text:p>
          </table:table-cell>
        </table:table-row>
        <table:table-row table:style-name="Таблица1.4">
          <table:table-cell table:style-name="Таблица1.A1" office:value-type="string">
            <text:p text:style-name="P15">Дизайн-документ</text:p>
            <text:p text:style-name="P16"/>
            <text:p text:style-name="P16"/>
            <text:p text:style-name="P16">Автор: Александр Гранин</text:p>
          </table:table-cell>
        </table:table-row>
      </table:table>
      <text:p text:style-name="P25">Содержание:</text:p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49"><text:a xlink:type="simple" xlink:href="#__RefHeading__20_113153493" text:style-name="Index_20_Link" text:visited-style-name="Index_20_Link">1. Введение<text:tab/>4</text:a></text:p>
          <text:p text:style-name="P49"><text:a xlink:type="simple" xlink:href="#__RefHeading__22_113153493" text:style-name="Index_20_Link" text:visited-style-name="Index_20_Link">2. Концепция<text:tab/>5</text:a></text:p>
          <text:p text:style-name="P42"><text:a xlink:type="simple" xlink:href="#__RefHeading__24_113153493" text:style-name="Index_20_Link" text:visited-style-name="Index_20_Link">2.1. Введение<text:tab/>5</text:a></text:p>
          <text:p text:style-name="P42"><text:a xlink:type="simple" xlink:href="#__RefHeading__26_113153493" text:style-name="Index_20_Link" text:visited-style-name="Index_20_Link">2.2. Платформа, жанр и аудитория<text:tab/>5</text:a></text:p>
          <text:p text:style-name="P42"><text:a xlink:type="simple" xlink:href="#__RefHeading__28_113153493" text:style-name="Index_20_Link" text:visited-style-name="Index_20_Link">2.3. Основные особенности игры<text:tab/>5</text:a></text:p>
          <text:p text:style-name="P42"><text:a xlink:type="simple" xlink:href="#__RefHeading__30_113153493" text:style-name="Index_20_Link" text:visited-style-name="Index_20_Link">2.4. Описание игры<text:tab/>6</text:a></text:p>
          <text:p text:style-name="P42"><text:a xlink:type="simple" xlink:href="#__RefHeading__32_113153493" text:style-name="Index_20_Link" text:visited-style-name="Index_20_Link">2.5. Предпосылки создания<text:tab/>6</text:a></text:p>
          <text:p text:style-name="P42"><text:a xlink:type="simple" xlink:href="#__RefHeading__34_113153493" text:style-name="Index_20_Link" text:visited-style-name="Index_20_Link">2.6. Платформа<text:tab/>6</text:a></text:p>
          <text:p text:style-name="P49"><text:a xlink:type="simple" xlink:href="#__RefHeading__36_113153493" text:style-name="Index_20_Link" text:visited-style-name="Index_20_Link">3. Функциональная спецификация<text:tab/>7</text:a></text:p>
          <text:p text:style-name="P42"><text:a xlink:type="simple" xlink:href="#__RefHeading__38_113153493" text:style-name="Index_20_Link" text:visited-style-name="Index_20_Link">3.1. Принципы игры<text:tab/>7</text:a></text:p>
          <text:p text:style-name="P48"><text:a xlink:type="simple" xlink:href="#__RefHeading__40_113153493" text:style-name="Index_20_Link" text:visited-style-name="Index_20_Link">3.1.1. Задачи игрока<text:tab/>7</text:a></text:p>
          <text:p text:style-name="P48"><text:a xlink:type="simple" xlink:href="#__RefHeading__1059_1709361289" text:style-name="Index_20_Link" text:visited-style-name="Index_20_Link">3.1.2. Суть игрового процесса<text:tab/>8</text:a></text:p>
          <text:p text:style-name="P48"><text:a xlink:type="simple" xlink:href="#__RefHeading__42_113153493" text:style-name="Index_20_Link" text:visited-style-name="Index_20_Link">3.1.3. Ход игры и сюжет<text:tab/>9</text:a></text:p>
          <text:p text:style-name="P42"><text:a xlink:type="simple" xlink:href="#__RefHeading__44_113153493" text:style-name="Index_20_Link" text:visited-style-name="Index_20_Link">3.2. Физическая модель<text:tab/>10</text:a></text:p>
          <text:p text:style-name="P48"><text:a xlink:type="simple" xlink:href="#__RefHeading__1061_1709361289" text:style-name="Index_20_Link" text:visited-style-name="Index_20_Link">3.2.1. Описание мира<text:tab/>10</text:a></text:p>
          <text:p text:style-name="P48"><text:a xlink:type="simple" xlink:href="#__RefHeading__1609_1395079908" text:style-name="Index_20_Link" text:visited-style-name="Index_20_Link">3.2.2. Космические объекты и события<text:tab/>11</text:a></text:p>
          <text:p text:style-name="P48"><text:a xlink:type="simple" xlink:href="#__RefHeading__1063_1709361289" text:style-name="Index_20_Link" text:visited-style-name="Index_20_Link">3.2.3. Игровая инфраструктура<text:tab/>12</text:a></text:p>
          <text:p text:style-name="P48"><text:a xlink:type="simple" xlink:href="#__RefHeading__1065_1709361289" text:style-name="Index_20_Link" text:visited-style-name="Index_20_Link">3.2.4. Энергия<text:tab/>13</text:a></text:p>
          <text:p text:style-name="P48"><text:a xlink:type="simple" xlink:href="#__RefHeading__1067_1709361289" text:style-name="Index_20_Link" text:visited-style-name="Index_20_Link">3.2.5. Время<text:tab/>14</text:a></text:p>
          <text:p text:style-name="P48"><text:a xlink:type="simple" xlink:href="#__RefHeading__1807_420451582" text:style-name="Index_20_Link" text:visited-style-name="Index_20_Link">3.2.6. Элементы<text:tab/>15</text:a></text:p>
          <text:p text:style-name="P48"><text:a xlink:type="simple" xlink:href="#__RefHeading__1809_420451582" text:style-name="Index_20_Link" text:visited-style-name="Index_20_Link">3.2.7. Изменяемые алгоритмы<text:tab/>15</text:a></text:p>
          <text:p text:style-name="P48"><text:a xlink:type="simple" xlink:href="#__RefHeading__1811_420451582" text:style-name="Index_20_Link" text:visited-style-name="Index_20_Link">3.2.8. Язык программирования<text:tab/>15</text:a></text:p>
          <text:p text:style-name="P48"><text:a xlink:type="simple" xlink:href="#__RefHeading__1813_420451582" text:style-name="Index_20_Link" text:visited-style-name="Index_20_Link">3.2.9. Космические базы<text:tab/>15</text:a></text:p>
          <text:p text:style-name="P48"><text:a xlink:type="simple" xlink:href="#__RefHeading__1815_420451582" text:style-name="Index_20_Link" text:visited-style-name="Index_20_Link">3.2.10. Аномалии космоса<text:tab/>15</text:a></text:p>
          <text:p text:style-name="P48"><text:a xlink:type="simple" xlink:href="#__RefHeading__1817_420451582" text:style-name="Index_20_Link" text:visited-style-name="Index_20_Link">3.2.11. Гранулы<text:tab/>16</text:a></text:p>
          <text:p text:style-name="P42"><text:a xlink:type="simple" xlink:href="#__RefHeading__46_113153493" text:style-name="Index_20_Link" text:visited-style-name="Index_20_Link">3.3. Персонаж игрока<text:tab/>17</text:a></text:p>
          <text:p text:style-name="P42"><text:a xlink:type="simple" xlink:href="#__RefHeading__48_113153493" text:style-name="Index_20_Link" text:visited-style-name="Index_20_Link">3.4. Элементы игры<text:tab/>17</text:a></text:p>
          <text:p text:style-name="P48"><text:a xlink:type="simple" xlink:href="#__RefHeading__1819_420451582" text:style-name="Index_20_Link" text:visited-style-name="Index_20_Link">3.4.1. Трансмиттер<text:tab/>17</text:a></text:p>
          <text:p text:style-name="P48"><text:a xlink:type="simple" xlink:href="#__RefHeading__1821_420451582" text:style-name="Index_20_Link" text:visited-style-name="Index_20_Link">3.4.2. Сканер<text:tab/>17</text:a></text:p>
          <text:p text:style-name="P48"><text:a xlink:type="simple" xlink:href="#__RefHeading__1823_420451582" text:style-name="Index_20_Link" text:visited-style-name="Index_20_Link">3.4.3. Транслятор<text:tab/>17</text:a></text:p>
          <text:p text:style-name="P48"><text:a xlink:type="simple" xlink:href="#__RefHeading__1825_420451582" text:style-name="Index_20_Link" text:visited-style-name="Index_20_Link">3.4.4. Энергостанция<text:tab/>17</text:a></text:p>
          <text:p text:style-name="P48"><text:a xlink:type="simple" xlink:href="#__RefHeading__1827_420451582" text:style-name="Index_20_Link" text:visited-style-name="Index_20_Link">3.4.5. Энергоканал<text:tab/>17</text:a></text:p>
          <text:p text:style-name="P48"><text:a xlink:type="simple" xlink:href="#__RefHeading__1829_420451582" text:style-name="Index_20_Link" text:visited-style-name="Index_20_Link">3.4.6. Энергоблок<text:tab/>17</text:a></text:p>
          <text:p text:style-name="P48"><text:a xlink:type="simple" xlink:href="#__RefHeading__1831_420451582" text:style-name="Index_20_Link" text:visited-style-name="Index_20_Link">3.4.7. Хранилище<text:tab/>18</text:a></text:p>
          <text:p text:style-name="P42"><text:a xlink:type="simple" xlink:href="#__RefHeading__50_113153493" text:style-name="Index_20_Link" text:visited-style-name="Index_20_Link">3.5. «Искусственный интеллект»<text:tab/>18</text:a></text:p>
          <text:p text:style-name="P42"><text:a xlink:type="simple" xlink:href="#__RefHeading__52_113153493" text:style-name="Index_20_Link" text:visited-style-name="Index_20_Link">3.6. Многопользовательский режим<text:tab/>18</text:a></text:p>
          <text:p text:style-name="P42"><text:a xlink:type="simple" xlink:href="#__RefHeading__54_113153493" text:style-name="Index_20_Link" text:visited-style-name="Index_20_Link">3.7. Интерфейс пользователя <text:tab/>18</text:a></text:p>
          <text:p text:style-name="P48"><text:a xlink:type="simple" xlink:href="#__RefHeading__56_113153493" text:style-name="Index_20_Link" text:visited-style-name="Index_20_Link">3.7.1. Блок-схема<text:tab/>18</text:a></text:p>
          <text:p text:style-name="P48"><text:a xlink:type="simple" xlink:href="#__RefHeading__58_113153493" text:style-name="Index_20_Link" text:visited-style-name="Index_20_Link">3.7.2. Функциональное описание и управление<text:tab/>18</text:a></text:p>
          <text:p text:style-name="P48"><text:a xlink:type="simple" xlink:href="#__RefHeading__60_113153493" text:style-name="Index_20_Link" text:visited-style-name="Index_20_Link">3.7.3. Объекты интерфейса пользователя<text:tab/>18</text:a></text:p>
          <text:p text:style-name="P42"><text:a xlink:type="simple" xlink:href="#__RefHeading__62_113153493" text:style-name="Index_20_Link" text:visited-style-name="Index_20_Link">3.8. Графика и видео<text:tab/>19</text:a></text:p>
          <text:p text:style-name="P48"><text:a xlink:type="simple" xlink:href="#__RefHeading__64_113153493" text:style-name="Index_20_Link" text:visited-style-name="Index_20_Link">3.8.1. Общее описание<text:tab/>19</text:a></text:p>
          <text:p text:style-name="P48"><text:a xlink:type="simple" xlink:href="#__RefHeading__66_113153493" text:style-name="Index_20_Link" text:visited-style-name="Index_20_Link">3.8.2. Двумерная графика и анимация<text:tab/>19</text:a></text:p>
          <text:p text:style-name="P48"><text:a xlink:type="simple" xlink:href="#__RefHeading__68_113153493" text:style-name="Index_20_Link" text:visited-style-name="Index_20_Link">3.8.3. Трехмерная графика и анимация<text:tab/>19</text:a></text:p>
          <text:p text:style-name="P48"><text:a xlink:type="simple" xlink:href="#__RefHeading__70_113153493" text:style-name="Index_20_Link" text:visited-style-name="Index_20_Link">3.8.4. Анимационные вставки<text:tab/>19</text:a></text:p>
          <text:p text:style-name="P42"><text:a xlink:type="simple" xlink:href="#__RefHeading__72_113153493" text:style-name="Index_20_Link" text:visited-style-name="Index_20_Link">3.9. Звуки и музыка <text:tab/>19</text:a></text:p>
          <text:p text:style-name="P48"><text:a xlink:type="simple" xlink:href="#__RefHeading__74_113153493" text:style-name="Index_20_Link" text:visited-style-name="Index_20_Link">3.9.1. Общее описание<text:tab/>19</text:a></text:p>
          <text:p text:style-name="P48"><text:a xlink:type="simple" xlink:href="#__RefHeading__76_113153493" text:style-name="Index_20_Link" text:visited-style-name="Index_20_Link">3.9.2. Звук и звуковые эффекты<text:tab/>20</text:a></text:p>
          <text:p text:style-name="P48"><text:a xlink:type="simple" xlink:href="#__RefHeading__78_113153493" text:style-name="Index_20_Link" text:visited-style-name="Index_20_Link">3.9.3. Музыка<text:tab/>20</text:a></text:p>
          <text:p text:style-name="P42"><text:a xlink:type="simple" xlink:href="#__RefHeading__80_113153493" text:style-name="Index_20_Link" text:visited-style-name="Index_20_Link">3.10. Описание уровней<text:tab/>20</text:a></text:p>
          <text:p text:style-name="P48"><text:a xlink:type="simple" xlink:href="#__RefHeading__82_113153493" text:style-name="Index_20_Link" text:visited-style-name="Index_20_Link">3.10.1. Общее описание дизайна уровней<text:tab/>20</text:a></text:p>
          <text:p text:style-name="P48"><text:a xlink:type="simple" xlink:href="#__RefHeading__84_113153493" text:style-name="Index_20_Link" text:visited-style-name="Index_20_Link">3.10.2. Диаграмма взаимного расположения уровней<text:tab/>20</text:a></text:p>
          <text:p text:style-name="P48"><text:soft-page-break/><text:a xlink:type="simple" xlink:href="#__RefHeading__86_113153493" text:style-name="Index_20_Link" text:visited-style-name="Index_20_Link">3.10.3. График введения новых объектов<text:tab/>20</text:a></text:p>
          <text:p text:style-name="P49"><text:a xlink:type="simple" xlink:href="#__RefHeading__88_113153493" text:style-name="Index_20_Link" text:visited-style-name="Index_20_Link">4. Контакты<text:tab/>21</text:a></text:p>
        </text:index-body>
      </text:table-of-content>
      <text:p text:style-name="P17"/>
      <text:p text:style-name="Standard"/>
      <text:h text:style-name="Heading_20_1" text:outline-level="1"><text:bookmark-start text:name="__RefHeading__20_113153493"/><text:bookmark-start text:name="_Ref46212530"/>Введение<text:bookmark-end text:name="__RefHeading__20_113153493"/><text:bookmark-end text:name="_Ref46212530"/></text:h>
      <text:p text:style-name="Комментарий">Приведите в этом разделе информацию, необходимую перед прочтением данного документа:</text:p>
      <text:list xml:id="list870445521" text:style-name="WW8Num46">
        <text:list-item>
          <text:p text:style-name="P43">Комментарии по организации содержимого документа</text:p>
        </text:list-item>
        <text:list-item>
          <text:p text:style-name="P43">Ссылки на и используемые материалы, копирайты и прочее</text:p>
        </text:list-item>
        <text:list-item>
          <text:p text:style-name="P43">История изменений документа</text:p>
        </text:list-item>
        <text:list-item>
          <text:p text:style-name="P43">Список авторов</text:p>
        </text:list-item>
        <text:list-item>
          <text:p text:style-name="P43">Условные обозначения, сокращения и другие соглашения</text:p>
        </text:list-item>
        <text:list-item>
          <text:p text:style-name="P43">Любые сведения, которые необходимы для прочтения документа </text:p>
        </text:list-item>
      </text:list>
      <text:h text:style-name="Heading_20_1" text:outline-level="1"><text:bookmark-start text:name="__RefHeading__22_113153493"/><text:bookmark-start text:name="_Ref46203453"/>Концепция<text:bookmark-end text:name="__RefHeading__22_113153493"/><text:bookmark-end text:name="_Ref46203453"/></text:h>
      <text:p text:style-name="Комментарий"/>
      <text:h text:style-name="Heading_20_2" text:outline-level="2"><text:bookmark-start text:name="__RefHeading__24_113153493"/>Введение<text:bookmark-end text:name="__RefHeading__24_113153493"/></text:h>
      <text:p text:style-name="Standard">Выполняя плановую работу по обслуживанию околоземной космической станции, борт-инженер, чье имя не раскрывается, вышел в открытый космос. Работа проходила в штатном режиме 29 минут из запланированных 40. 10 последних минут были резервными, но космонавт успешно справился с работой и без них, - осталось только вернуться на борт. Однако ровно через 30 минут (с точностью до секунды) после выхода в открытый космос неподалеку от космической станции появляется аномалия в видимом положении звезд, и на долю мгновения космонавт попадает в нее. Он лишается материального тела и в виде чистой энергии оказывается на борту неизвестного космического корабля, далеко от Солнечной системы по расстоянию и по времени. <text:span text:style-name="T8">Теперь он один-на-один с большим </text:span>космосом...</text:p>
      <text:h text:style-name="Heading_20_2" text:outline-level="2"><text:bookmark-start text:name="__RefHeading__26_113153493"/>Платформа, жанр и аудитория<text:bookmark-end text:name="__RefHeading__26_113153493"/></text:h>
      <text:p text:style-name="Standard">BigSpace — научно-фантастическая игра реального времени с видом от первого лица. Жанр — смешанный: трехмерный космический симулятор с элементами Exploration, Constructing, а также Surviving, <text:span text:style-name="T4">RTS</text:span> и Programming. Платформа — PC.</text:p>
      <text:p text:style-name="Standard">Игра ориентирована на узкую аудиторию. Наиболее интересна будет людям, стремящимся познать космос, и способным использовать программистскую часть игры. В игре присутствуют нестандартные концепции и, как следствие, особенный геймплей.</text:p>
      <text:p text:style-name="Standard">Программируемые элементы игры являются существенной, но не обязательной частью геймплея. Алгоритмы и программы могут быть написаны игроком и/или приобретены иными способами: как в самой игре, так и за ее пределами. Для тех, кому недоступно ни то, ни другое, игра остается полноценной, хотя и не оптимальной.</text:p>
      <text:p text:style-name="Standard">Игра не содержит запрещающего контента. Минимальный возраст игрока — 14 лет.</text:p>
      <text:p text:style-name="Standard">Игра не использует торговые марки или другую собственность, подлежащую лицензированию.</text:p>
      <text:h text:style-name="Heading_20_2" text:outline-level="2"><text:bookmark-start text:name="__RefHeading__28_113153493"/>Основные особенности игры<text:bookmark-end text:name="__RefHeading__28_113153493"/></text:h>
      <text:p text:style-name="Standard">Ключевые особенности (<text:span text:style-name="T4">USP</text:span> – <text:span text:style-name="T4">unique</text:span> <text:span text:style-name="T4">selling</text:span> <text:span text:style-name="T4">points</text:span>):</text:p>
      <text:list xml:id="list1333769894" text:style-name="L1">
        <text:list-item>
          <text:p text:style-name="P27">Мистерия, романтика и ощущение огромного космического пространства. Атмосферность игры — одна из главных особенностей.</text:p>
        </text:list-item>
        <text:list-item>
          <text:p text:style-name="P27">Изменяемые алгоритмы, управляющие игровыми объектами.</text:p>
        </text:list-item>
        <text:list-item>
          <text:p text:style-name="P27">Время как важная концепция. Путешествие во времени по особым законам.</text:p>
        </text:list-item>
        <text:list-item>
          <text:p text:style-name="P27">Процедурная генерация мира.</text:p>
        </text:list-item>
        <text:list-item>
          <text:p text:style-name="P27">Правдоподобная физическая модель космоса + логически обоснованная фантастическая модель космоса.</text:p>
        </text:list-item>
        <text:list-item>
          <text:p text:style-name="P27">Разнообразные фантастические объекты космоса, обусловленные фантастической моделью.</text:p>
        </text:list-item>
        <text:list-item>
          <text:p text:style-name="P27">Продуманный, логически обоснованный сюжет, завязанный на фантастическую и реальную модель космоса.</text:p>
        </text:list-item>
        <text:list-item>
          <text:p text:style-name="P27">Открытый мир, свобода действий, не требующая следования сюжету.</text:p>
        </text:list-item>
        <text:list-item>
          <text:p text:style-name="P27"><text:soft-page-break/>Полноцветные космические пейзажи, как реальные, так и построенные на основе фантастической модели космоса.</text:p>
        </text:list-item>
        <text:list-item>
          <text:p text:style-name="P27">Противник с необычной психологией.</text:p>
        </text:list-item>
        <text:list-item>
          <text:p text:style-name="P27">Особый геймплей.</text:p>
        </text:list-item>
      </text:list>
      <text:p text:style-name="P26">Игра пригодна для издания на западном рынке.</text:p>
      <text:p text:style-name="Standard">Примерный объем сюжета — 10 часов.</text:p>
      <text:h text:style-name="Heading_20_2" text:outline-level="2"><text:bookmark-start text:name="__RefHeading__30_113153493"/>Описание игры<text:bookmark-end text:name="__RefHeading__30_113153493"/></text:h>
      <text:p text:style-name="Комментарий">Основной раздел концепции игры. Здесь необходимо донести саму суть игры с точки зрения игрока. У читателя должно сложиться представление о том, какого рода эта игра и как будут выглядеть действия игрока.</text:p>
      <text:h text:style-name="Heading_20_2" text:outline-level="2"><text:bookmark-start text:name="__RefHeading__32_113153493"/>Предпосылки создания<text:bookmark-end text:name="__RefHeading__32_113153493"/></text:h>
      <text:p text:style-name="Комментарий">Обоснование того, что эта игра имеет «право на жизнь». Укажите кратко: </text:p>
      <text:list xml:id="list725743397" text:continue-list="list870445521" text:style-name="WW8Num46">
        <text:list-item>
          <text:p text:style-name="P43">общие тенденции рынка в этом направлении</text:p>
        </text:list-item>
        <text:list-item>
          <text:p text:style-name="P43">вопросы, связанные с лицензированием (если используется)</text:p>
        </text:list-item>
      </text:list>
      <text:h text:style-name="Heading_20_2" text:outline-level="2"><text:bookmark-start text:name="__RefHeading__34_113153493"/><text:bookmark-start text:name="_Ref46138777"/><text:bookmark-start text:name="_Ref46138760"/>Платформа<text:bookmark-end text:name="__RefHeading__34_113153493"/><text:bookmark-end text:name="_Ref46138777"/><text:bookmark-end text:name="_Ref46138760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Table">Требования</text:p>
          </table:table-cell>
          <table:table-cell table:style-name="Таблица2.A1" office:value-type="string">
            <text:p text:style-name="Шапка_20_таблицы">Минимальные</text:p>
          </table:table-cell>
          <table:table-cell table:style-name="Таблица2.C1" office:value-type="string">
            <text:p text:style-name="Шапка_20_таблицы">Рекомендуемые</text:p>
          </table:table-cell>
        </table:table-row>
        <table:table-row table:style-name="Таблица2.1">
          <table:table-cell table:style-name="Таблица2.A1" office:value-type="string">
            <text:p text:style-name="Table">Операционная система</text:p>
          </table:table-cell>
          <table:table-cell table:style-name="Таблица2.A1" office:value-type="string">
            <text:p text:style-name="P4"><text:span text:style-name="Strong_20_Emphasis"><text:span text:style-name="T6">MS Windows XP / 7</text:span></text:span></text:p>
          </table:table-cell>
          <table:table-cell table:style-name="Таблица2.C1" office:value-type="string">
            <text:p text:style-name="P4"><text:span text:style-name="Strong_20_Emphasis"><text:span text:style-name="T6"/></text:span></text:p>
          </table:table-cell>
        </table:table-row>
        <table:table-row table:style-name="Таблица2.3">
          <table:table-cell table:style-name="Таблица2.A1" office:value-type="string">
            <text:p text:style-name="Table">Процессор</text:p>
          </table:table-cell>
          <table:table-cell table:style-name="Таблица2.A1" office:value-type="string">
            <text:p text:style-name="P8">Intel Core i7</text:p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ОЗУ</text:p>
          </table:table-cell>
          <table:table-cell table:style-name="Таблица2.A1" office:value-type="string">
            <text:p text:style-name="P8">8Gb</text:p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Свободное место на HDD</text:p>
          </table:table-cell>
          <table:table-cell table:style-name="Таблица2.A1" office:value-type="string">
            <text:p text:style-name="P9">16Gb игра + 16Gb игровые данные</text:p>
          </table:table-cell>
          <table:table-cell table:style-name="Таблица2.C1" office:value-type="string">
            <text:p text:style-name="P4"><text:span text:style-name="Strong_20_Emphasis"><text:span text:style-name="T5"/></text:span></text:p>
          </table:table-cell>
        </table:table-row>
        <table:table-row table:style-name="Таблица2.1">
          <table:table-cell table:style-name="Таблица2.A1" office:value-type="string">
            <text:p text:style-name="Table">Видео карта</text:p>
          </table:table-cell>
          <table:table-cell table:style-name="Таблица2.A1" office:value-type="string">
            <text:p text:style-name="P4"><text:span text:style-name="Strong_20_Emphasis"><text:span text:style-name="T6">NVIDIA GeForce GT M240</text:span></text:span></text:p>
          </table:table-cell>
          <table:table-cell table:style-name="Таблица2.C1" office:value-type="string">
            <text:p text:style-name="P4"><text:span text:style-name="Strong_20_Emphasis"><text:span text:style-name="T6"/></text:span></text:p>
          </table:table-cell>
        </table:table-row>
        <table:table-row table:style-name="Таблица2.1">
          <table:table-cell table:style-name="Таблица2.A1" office:value-type="string">
            <text:p text:style-name="Table">Управление</text:p>
          </table:table-cell>
          <table:table-cell table:style-name="Таблица2.A1" office:value-type="string">
            <text:p text:style-name="P4"><text:span text:style-name="Strong_20_Emphasis"><text:span text:style-name="T6">Клавиатура, мышь</text:span></text:span></text:p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Монитор</text:p>
          </table:table-cell>
          <table:table-cell table:style-name="Таблица2.A1" office:value-type="string">
            <text:p text:style-name="P4">Желателен монитор с большой диагональю</text:p>
          </table:table-cell>
          <table:table-cell table:style-name="Таблица2.C1" office:value-type="string">
            <text:p text:style-name="P4">Проектор, позволяющий нарисовать большую картинку космоса на экране. Чем больше диагональ и чем насыщеннее цвета, тем сильнее эффект от игры.</text:p>
          </table:table-cell>
        </table:table-row>
        <table:table-row table:style-name="Таблица2.1">
          <table:table-cell table:style-name="Таблица2.A9" office:value-type="string">
            <text:p text:style-name="Table"/>
          </table:table-cell>
          <table:table-cell table:style-name="Таблица2.A9" office:value-type="string">
            <text:p text:style-name="P4"><text:span text:style-name="Strong_20_Emphasis"><text:span text:style-name="T6"/></text:span></text:p>
          </table:table-cell>
          <table:table-cell table:style-name="Таблица2.C9" office:value-type="string">
            <text:p text:style-name="P4"><text:span text:style-name="Strong_20_Emphasis"><text:span text:style-name="T6"/></text:span></text:p>
          </table:table-cell>
        </table:table-row>
      </table:table>
      <text:h text:style-name="Heading_20_1" text:outline-level="1"><text:bookmark-start text:name="__RefHeading__36_113153493"/><text:bookmark-start text:name="_Ref46203462"/>Функциональная спецификация<text:bookmark-end text:name="__RefHeading__36_113153493"/><text:bookmark-end text:name="_Ref46203462"/></text:h>
      <text:p text:style-name="Комментарий">Функциональная спецификация – основное описание игры с точки зрения игрока. Именно здесь раскрываются все возможности игры. Избегайте технических деталей или выкладок с точки зрения разработчика. Содержание данного раздела рассматривается как предстоящий объем разработки – по умолчанию принимается, что все возможности, изложенные здесь, будут реализованы, а то, что не упоминается – нет.</text:p>
      <text:p text:style-name="Комментарий">Объем может очень существенно отличаться по жанрам, качеству проработке и т.д., но вместить изложение всех игровых вопросов в 20 страниц вряд ли реально.</text:p>
      <text:h text:style-name="Heading_20_2" text:outline-level="2"><text:bookmark-start text:name="__RefHeading__38_113153493"/>Принципы игры<text:bookmark-end text:name="__RefHeading__38_113153493"/></text:h>
      <text:h text:style-name="Heading_20_3" text:outline-level="3"><text:bookmark-start text:name="__RefHeading__40_113153493"/>Задачи игрока<text:bookmark-end text:name="__RefHeading__40_113153493"/></text:h>
      <text:p text:style-name="Standard">Игроку предоставляется полная свобода действий. Он волен ставить себе любые цели и вкладывать в них собственный смысл, пользуясь воображением. Сюжет игры лишь предлагает одну из таких целей. Попасть в определенную точку пространства? Перенестись во времени вперед или назад? Добраться до начала времен? Узнать, что происходит в черных дырах? Построить гигантский флот и разгромить врага, - или придумать, как сделать местные формы жизни дружественными? Возможно всё. Игрок сам ищет способы, как получить удовольствие от игры.</text:p>
      <text:p text:style-name="Standard">Основная задача игрока - изучать космос, путешествуя по нему на космических кораблях и развивая инфраструктуру, необходимую для этого. По сюжету игра начинается с того, что игрок попадает на свой первый корабль. Корабль представляет собой космическую фабрику, исследовательский инструмент, центр управления инфраструктурой и средство перемещения в пространстве-времени. Все функции корабля доступны сразу же, никаких ограничений нет; но неопытный игрок о них не знает и не умеет ими пользоваться. Его первой большой задачей станет изучение возможностей корабля.</text:p>
      <text:p text:style-name="Standard">Через некоторое время после старта игрок повстречается с инопланетным разумом. Будет показано, что пришелец делает нечто с пространством-временем. Контакта он всячески избегает и быстро удаляется в глубокий космос, но его действия вызывают череду событий. Пришелец, ведомый неизвестной целью, создает особые точки - «гранулы». Гранулы изменяют свойства окружающего пространства-времени. В частности, материя разрушается при контакте с гранулами. Чем больше хаотически разбросанных гранул, тем глобальнее разрушения. Однако же при недостатке гранул проявляется обратный эффект: рождается неконтролируемое количество пространства-времени, что приводит к образованию различных физических аномалий. Гранулы являются инвариантами в пространстве-времени и обладают особыми свойствами, которые игрок должен изучить и как-то использовать. В некоторый момент станет ясно, что если не противостоять пришельцу, то хаотично созданные гранулы могут привести к разрушению галактики. Изучение пришельца и противостояние ему — это следующая большая задача игрока.</text:p>
      <text:p text:style-name="Standard">Вскоре игрок поймет, что существует некий процесс, охватывающий весь корабль. Этот процесс влияет на его состояние, и чем дольше он длится, тем сильнее влияние. В определенный момент корабль выходит из строя и разрушается. Этот процесс, называемый временной энтропией, - есть следствие того, что корабль переместился во времени назад, в прошлое. При некоторых условиях энтропия способна разрушить тело-носитель, а также возможны другие опасные последствия. Энтропия является обратной связью и одним из ограничений на путешествия во времени, она развивается по определенным законам, и с ней можно бороться. В задачах игрока теперь появилась новая: он должен как-то решить эту проблему, чтобы не остаться без корабля в открытом космосе.</text:p>
      <text:p text:style-name="Standard"><text:soft-page-break/>Находясь в пределах одной области, игрок рано или поздно столкнется с ограничением на ресурсы. Тогда у него появится задача расширить ареал влияния, захватить новые области, развить новую инфраструктуру. Для этого будет нужно попасть в другую звездную систему, то есть, переместиться в пространстве. К путешествию, вообще говоря, принуждают внешние и внутренние факторы. Внутренние факторы зависят от игрока и могут им управляться: нехватка ресурсов, исследовательский интерес, следование сюжету. Внешние факторы игроку неподвластны: катаклизм, враг, или, например, программа полета, когда-то заложенная в корабль.</text:p>
      <text:h text:style-name="Heading_20_3" text:outline-level="3"><text:bookmark-start text:name="__RefHeading__1059_1709361289"/>Суть игрового процесса<text:bookmark-end text:name="__RefHeading__1059_1709361289"/></text:h>
      <text:p text:style-name="Standard">Для решения задач у игрока имеется ряд инструментов. Прежде всего это корабль, оснащенный различными механизмами. И хотя управление космическими кораблями в игре преимущественно непрямое, ручное управление в некоторых случаях возможно. Например, можно отключить автопилот и «рулить» кораблем самостоятельно. Для игрока важнее научиться использовать механизмы, чтобы они делали что-то полезное. Механизмы управляются через компьютерный интерфейс корабля, находящийся в рубке в виде большого интерактивного иллюминатора-экрана. Также игрок может использовать пульт дистанционного управления, через который доступны некоторые функции. Например, он может взять его с собой, выходя в открытый космос<text:note text:id="ftn1" text:note-class="footnote"><text:note-citation>1</text:note-citation><text:note-body><text:p text:style-name="Standard"><text:s text:c="3"/>Поскольку персонаж игрока уже не является человеком и <text:s/>состоит из тахионов, ему не нужен скафандр.</text:p></text:note-body></text:note>, чтобы не терять контроль над инфраструктурой.</text:p>
      <text:p text:style-name="P23">Инфраструктуру игрок должен развивать значительную часть времени. Космические объекты создаются в три этапа: проектирование, производство, активация. Объекты производятся на фабриках или строительными роботами по подготовленным ранее эскизам. В памяти корабля имеются уже готовые эскизы различных систем, но также игрок может создавать свои, программируя и комбинируя элементы. <text:span text:style-name="T13">Во время активации объект становится реальным единым объектом, а не просто набором из частей</text:span><text:span text:style-name="T13"><text:note text:id="ftn2" text:note-class="footnote"><text:note-citation>2</text:note-citation><text:note-body><text:p text:style-name="Footnote">Это спорная концепция. Возможно, это не требуется.</text:p></text:note-body></text:note></text:span><text:span text:style-name="T13">.</text:span> До момента активации считается, что объект еще не существует<text:note text:id="ftn3" text:note-class="footnote"><text:note-citation>3</text:note-citation><text:note-body><text:p text:style-name="Footnote">Это нужно для закрытых схем путешествия во времени.</text:p></text:note-body></text:note>. После активации объект можно устанавливать в систему или использовать по прямому назначению.</text:p>
      <text:p text:style-name="Standard"><text:span text:style-name="T11">Все объекты инфраструктуры потребляют энергию, которую необходимо добывать. Есть два способа добычи: с помощью энергостанций (активный) и накопление (пассивный). Есть три способа транспортировки энергии: непрерывные каналы («провода»), пересылка энергоблоков с помощью трансмиттера и трансляторы, специально для этого предназначенные. Трансмиттер и транслятор тратят энергию на пересылку, причем на объем потребления влияет расстояние, время, объем пересылки, а также внешние факторы. Очевидно, имеется предел с</text:span>уммы факторов, после которого пересылать информацию становится нерентабельно. Например: станция вырабатывает конечное количество энергии, часть из которой нужно переслать, но остатка не хватает на работу транслятора. В этом случае имеет смысл построить хранилище, куда накапливать энергию и отправлять порциями по готовности. Также можно улучшить алгоритм архивирования информации.</text:p>
      <text:p text:style-name="P23">Изначально все алгоритмы простые, малоэффективные. Игрок может их изменять для достижения большей эффективности. Некоторые алгоритмы могут быть получены в ходе игры, например, вместе с трофейными объектами. Какие-то алгоритмы могут быть даны сразу же в нескольких версиях, но доступ к следующей версии открывается по наступлению определенных событий. Есть алгоритмы универсальные, а есть специфические, применимые лишь для определенного объекта. Несмотря на то, что <text:soft-page-break/>более эффективные алгоритмы позволяют играть лучше, игрок может об этом и не заботиться: базовых алгоритмов всегда достаточно, чтобы пройти игру.</text:p>
      <text:p text:style-name="Standard">В путешествии по космосу игрок будет преодолевать большие расстояния как внутри звездных систем, так и за их пределами. Масштабы космоса, объектов, расстояния до объектов показываются через сравнение, методом перспективы, специальными интерфейсами, накладываемыми на изображение космоса в иллюминаторе, масштабированными направляющими. <text:span text:style-name="T11">(dd-DistanceVisualization01.png) Направляясь к какому-либо объекту, игрок должен четко представлять, какое расстояние нужно для этого преодолеть и сколько энергии потратить. Оценка потребляемой энергии важна, так как энергостанции могут быть далеко, а запасы — не бесконечны, и можно оказаться без ресурсов в глубоком космосе. Но даже если такое случилось, это не </text:span><text:span text:style-name="T11">тупик. На любом корабле обязательно должно быть хранилище, способное пополняться пассивным образом. Если же приходящей энергии недостаточно для достижения ближайшей базы, можно отправить корабль по курсу к базе и изменить субъективное ощущение времени. Тогда корабль будет лететь по инерции, а события в игре будут происходить быстрее, и, возможно, игрок где-нибудь опоздает, но зато за конечное реальное время он таки доберется до базы.</text:span></text:p>
      <text:p text:style-name="P23">Перелеты делятся на ближние, дальние и сверхдальние. Ближние применяются при подлете к базам и другим объектам, для точного наведения и аккуратной стыковки. Дальние используются в пределах нескольких астрономических единиц, то есть, на уровне звездных систем. Сверхдальние полеты нужны для межзвездных путешествий, хотя максимальная скорость, развиваемая кораблем, не превышает скорость света, к тому же начинают действовать релятивистские эффекты. Но игрок может изменить субъективное ощущение времени, чтобы за реальное время добраться до пункта назначения. Ближние перелеты используют синюю энергию, дальние — синюю и зеленую, сверхдальние — все три вида энергии.</text:p>
      <text:p text:style-name="P23">База, построенная игроком, постоянно потребляет энергию. База может быть доведена до самодостаточного уровня.</text:p>
      <text:p text:style-name="Standard">(<text:span text:style-name="T9">TBD: Строительные роботы. Исследовать.</text:span>)</text:p>
      <text:p text:style-name="P23">(<text:span text:style-name="T9">TBD: перелеты. Использование энергии</text:span>)</text:p>
      <text:h text:style-name="Heading_20_3" text:outline-level="3"><text:bookmark-start text:name="__RefHeading__42_113153493"/>Ход игры и с<text:bookmark-start text:name="_Ref46138734"/>южет<text:bookmark-end text:name="__RefHeading__42_113153493"/><text:bookmark-end text:name="_Ref46138734"/></text:h>
      <text:p text:style-name="Standard">Игра начинается с ролика, в котором космонавт возвращается на борт космической станции после успешных работ в открытом космосе. Работы по плану должны длиться 40 минут, но космонавт справляется за 28. Неспешно он покидает рабочую площадку с темной стороны станции и движется к люку. Часы фиксируют 30-ю минуту, и в этот момент с точностью до секунды недалеко от станции проявляется аномалия пространства-времени. Космонавт попадает в облако аномалии, которое лишает его материального тела и перекидывает на чужой корабль неизвестного происхождения. С этого момента начинается игра.</text:p>
      <text:p text:style-name="Standard">С самого начала игрок предоставляется самому себе, теперь он волен решать, что делать дальше, ему предоставляется полная свобода перемещения по кораблю и взаимодействию с ним. Но покамест он об этом не знает. Он оказывается в устройстве, которое служит для захвата небольших энергетических объектов окружающего пространства. Он выбирается из помещения и попадает в коммуникационные коридоры корабля. Следуя интуитивному маршруту, он находит рубку корабля — большое помещение с двумя огромными сферическими стенами. В фокусе одной из них находится площадка с интерфейсом управления, имеющим минимум элементов. Игрок по трапу попадает на площадку и видит пульт управления. Определенное действие (нажатие рычага, кнопки или простое прикосновение) включает пульт. Сферическая стена оживает и раздвигается, - перед игроком открывается огромный космос, видимый через иллюминатор. На иллюминаторе может быть отображен интерактивный <text:soft-page-break/>интерфейс бортового компьютера. Игрок может отдавать команды, вводить данные, показывать и скрывать области, совершать иные многочисленные действия, влияющие на игровой процесс. В частности, можно управлять системами корабля, и направить его в космический полет.</text:p>
      <text:p text:style-name="Standard">(<text:span text:style-name="T9">TBD: сюжет — выделить главное, а остальное перенести в документ сюжета.</text:span>)</text:p>
      <text:p text:style-name="Standard">(<text:span text:style-name="T9">TBD: геймплей. Очень тщательно проработать, в том числе и на бумаге. Создать игровые прототипы.</text:span>)</text:p>
      <text:p text:style-name="Standard"/>
      <text:p text:style-name="Комментарий">В этом разделе раскройте, как приведенные в предыдущем разделе игровые действия будут использоваться игроком. Опишите типичный «сеанс» игры.</text:p>
      <text:p text:style-name="Комментарий">Или здесь или в отдельном разделе приведите сюжет игры и (или) историю игровой вселенной.</text:p>
      <text:h text:style-name="Heading_20_2" text:outline-level="2"><text:bookmark-start text:name="_Ref46138365"/><text:bookmark-start text:name="_Ref46138349"/><text:bookmark-start text:name="_Ref46138307"/><text:bookmark-start text:name="_Ref46138253"/><text:bookmark-start text:name="__RefHeading__44_113153493"/>Физическая модель<text:bookmark-end text:name="__RefHeading__44_113153493"/></text:h>
      <text:h text:style-name="Heading_20_3" text:outline-level="3"><text:bookmark-start text:name="__RefHeading__1061_1709361289"/>Описание мира<text:bookmark-end text:name="__RefHeading__1061_1709361289"/></text:h>
      <text:p text:style-name="Standard">Мир — открытый. Он представляет собой огромное пространство, образованное галактикой «Млечный путь» и прилегающими областями. Он наполнен традиционными космическими объектами: звездами, планетами, астероидами, черными дырами, туманностями, кометами, нейтронными звездами и другими. Их модель близка к реальной: имеется гравитация, излучение. Мир развивается во времени: планеты и спутники вращаются вокруг звезд, кометы путешествуют по пространству звездных систем, черные дыры притягивают и разрушают вещество, туманности расползаются, и так далее.</text:p>
      <text:p text:style-name="Standard">Кроме обычной материи в мире существует фантастическая, образованная особыми частицами — тахионами<text:note text:id="ftn4" text:note-class="footnote"><text:note-citation>4</text:note-citation><text:note-body><text:p text:style-name="Footnote">Тахионы в игре имеют некоторые сходные черты с тахионами из реальных концепций (см. статьи на Википедии «Сверхсветовое движение: сверхсветовые частицы», «Тахион»), но не являются точной копией. Многие свойства игровых тахионов вымышлены.</text:p></text:note-body></text:note>. Из них состоят все важные игровые объекты: персонаж игрока, корабль, инфраструктура, материальное воплощение инопланетного разума. Существуют гранулы — особые точки пространства, каждая из которых как-то взаимодействует с обычным веществом, а также генерирует космические аномалии по сложному алгоритму. Аномалии возникают не только из-за влияния гранул, но и при прочих условиях. Это области, в которых законы мира искажаются, что влияет на игровую ситуацию в целом. Например, есть анизотропные области, есть непроходимые, когда летишь в одном направлении, но не сдвигаешься с места, есть частично проходимые, есть опасные, прочие.</text:p>
      <text:p text:style-name="Standard">Мир генерируется процедурным образом в соответствии с известными данными по космосу, содержащимися в астрономических каталогах. Детализация мира крайне высока, вплоть до десятиметровых астероидов.</text:p>
      <text:p text:style-name="Standard">Излучение от объектов проходит реальное расстояние, прежде чем попасть в сенсоры устройств. Информация переносится со скоростью света. Таким образом, видимый мир всегда отличается от реального.</text:p>
      <text:p text:style-name="P26">Есть идея генерировать достаточно случайный мир, принимая за энтропию информацию из меняющегося Интернета. Однако пока не ясно, будет ли данный подход полезен.</text:p>
      <text:p text:style-name="Standard">В мире бывают эпические события: взрывы звезд, столкновения небесных тел, гигантские и безумные аномалии. Мир пропитан гигантизмом, он побуждает игрока <text:soft-page-break/>строить огромные фабрики, базы, флоты, обустраивать громадные куски пустого пространства.</text:p>
      <text:p text:style-name="Standard">(<text:span text:style-name="T9">TBD: перенос информации со скоростью света и несоответствие видимого расположения звезд реальному. Нужно ли? Что позволит? Какие ограничения? Как впишется в остальные концепции? Обдумать. Сделать прототип.</text:span>)</text:p>
      <text:p text:style-name="Standard">(<text:span text:style-name="T9">TBD: дополнить описание мира.</text:span>)</text:p>
      <text:h text:style-name="Heading_20_3" text:outline-level="3"><text:bookmark-start text:name="__RefHeading__1609_1395079908"/>Космические объекты и события<text:bookmark-end text:name="__RefHeading__1609_1395079908"/></text:h>
      <text:p text:style-name="Standard">Космос наполнен традиционными космическими объектами. Игрок может ориентироваться на них, использовать их как источники ресурсов и привязывать к ним базы. Космические объекты движутся и взаимодействуют как в реальном мире, однако возможны упрощения.</text:p>
      <text:p text:style-name="Standard">Космические объекты берутся из космических каталогов и генерируются процедурным способом. Неразрушимые за редкими исключениями. Их свойства могут изменяться во времени.</text:p>
      <text:p text:style-name="Standard"><text:span text:style-name="T2">Звезды</text:span>. Генерируют энергию, интенсивность которой зависит от класса звезды, спектра, расстояния до ее поверхности. Генерируют аномалии. Являются точками привязки в галактическом и локальном пространстве. Вращаются вокруг гигантской центральной черной дыры.</text:p>
      <text:p text:style-name="Standard"><text:span text:style-name="T2">Планеты, планетоиды</text:span>. Являются точками привязки в локальном пространстве. Могут быть источниками ресурсов. Состав, ландшафт, климат — все генерируется или строится по известным картам (для планет Солнечной Системы). Возможна высадка для сбора ресурсов, для создания базы. Для Земли возможны следующие варианты:</text:p>
      <text:list xml:id="list990593144" text:style-name="L2">
        <text:list-item>
          <text:p text:style-name="P28">Земля доисторическая или постисторическая, когда на ней нет биосферы.</text:p>
        </text:list-item>
        <text:list-item>
          <text:p text:style-name="P28">Земля и/или Солнечная Система закрыты для посещения.</text:p>
        </text:list-item>
        <text:list-item>
          <text:p text:style-name="P28">Солнечной Системы не существует в том времени и пространстве, в котором проходит игра: уже уничтожена или еще не сформировалась.</text:p>
        </text:list-item>
        <text:list-item>
          <text:p text:style-name="P28">Земля населена существами противника.</text:p>
        </text:list-item>
        <text:list-item>
          <text:p text:style-name="P28">Земля окружена труднопроходимыми аномалиями.</text:p>
        </text:list-item>
        <text:list-item>
          <text:p text:style-name="P28">Земля и Солнечная Система существуют, населены людьми, но прямой контакт невозможен.</text:p>
        </text:list-item>
        <text:list-item>
          <text:p text:style-name="P28">Земля и Солнечная Система <text:s/>существуют, контакт представляет собой выход в реальный Интернет.</text:p>
        </text:list-item>
      </text:list>
      <text:p text:style-name="Standard"><text:span text:style-name="T2">Астероиды, кометы</text:span>. Странствующие куски вещества. Могут быть источниками ресурсов. Состав, ландшафт, климат — все генерируется. Возможна высадка для сбора ресурсов, для создания базы.</text:p>
      <text:p text:style-name="Standard"><text:span text:style-name="T2">Черные дыры</text:span>. Экстремальные объекты. Вблизи черной дыры создаются особо сильные аномалии. Очень опасный источник некоторых ресурсов.</text:p>
      <text:p text:style-name="Standard"><text:span text:style-name="T2">Центральная черная дыра (ЦЧД)</text:span>. Самое массивное тело галактики Млечный Путь и самое опасное место.</text:p>
      <text:p text:style-name="Standard"><text:span text:style-name="T2">Ядро галактики</text:span>. Пространство вокруг ЦЧД, плотно забитое звездами, планетами, аномалиями и другими космическими объектами. Очень опасное место, в котором пространство-время закручено в безумный многомерный клубок.</text:p>
      <text:p text:style-name="Standard"><text:span text:style-name="T2">Туманности</text:span>. Светящееся вещество, рассеянное в пространстве. Могут быть различной плотности, цвета, конфигурации. Представляют опасность при больших скоростях.</text:p>
      <text:p text:style-name="Standard"><text:soft-page-break/><text:span text:style-name="T2">Пульсары, нейтронные звезды</text:span>. Звезды с высокой плотностью. Могут генерировать узконаправленные пучки энергии. Генерируют аномалии. Ненадежные источники ресурсов.</text:p>
      <text:p text:style-name="Standard"><text:span text:style-name="T2">Сверхновые</text:span>. Редкое явление взрыва сверхновой звезды. Сильнейшие, но краткосрочные аномалии, выплеск огромного количества энергии, катастрофические последствия для любых объектов, оказавшихся вблизи.</text:p>
      <text:p text:style-name="Standard"><text:span text:style-name="T2">Странствующие звезды</text:span>. Редкие звезды, движущиеся вне галактического движения. Почти всегда одинокие. Ненадежный источник ресурсов. Могут представлять опасность.</text:p>
      <text:p text:style-name="Standard"><text:span text:style-name="T2">Рассеянное вещество</text:span>. Вещество, плотность которого крайне мала. Не влияет на игровой процесс.</text:p>
      <text:p text:style-name="Standard"><text:span text:style-name="T2">Галактическое небо</text:span>. Объекты, находящиеся за пределами галактики, которые могут быть различены инструментами игрока. Являются декорациями.</text:p>
      <text:p text:style-name="Standard"><text:span text:style-name="T2">Столкновения космических объектов</text:span>. Происходят очень редко. Приводят к выбросу энергии, вещества и генерированию аномалий.</text:p>
      <text:h text:style-name="Heading_20_3" text:outline-level="3"><text:bookmark-start text:name="__RefHeading__1063_1709361289"/>Игровая инфраструктура<text:bookmark-end text:name="__RefHeading__1063_1709361289"/></text:h>
      <text:p text:style-name="Standard">Игрок непосредственно взаимодействует с различными объектами, из них наиболее важны корабль и космические инфраструктурные сооружения. У каждого из этих объектов в основе лежат несколько видов элементов, сочетающихся по принципу конструктора. Их комбинаторика представляет собой материальный язык высокого уровня, присутствующий прямо в игре. Любые части корабля, собранные из элементов, функционируют согласно программам, воплощенным также в виде элементов, — то есть, не делается концептуальных различий между материей и взаимодействием.</text:p>
      <text:p text:style-name="Standard">Поначалу все алгоритмы первого корабля — базовые и примитивные, так как он отправлен в прошлое «налегке»<text:note text:id="ftn5" text:note-class="footnote"><text:note-citation>5</text:note-citation><text:note-body><text:p text:style-name="Footnote">Перемещение во времени имеет свою цену, и чем сложнее объект, тем выше риски и штрафы. Поэтому почти все объекты из будущего достаточно примитивны.</text:p></text:note-body></text:note>. Игрок может заменять старые неэффективные алгоритмы, разрабатывая новые с помощью бортового компьютера<text:note text:id="ftn6" text:note-class="footnote"><text:note-citation>6</text:note-citation><text:note-body><text:p text:style-name="Footnote">Вероятно, бортовой компьютер настолько сложен, что представляет собой монолитный объект, который хоть и состоит из тех же элементов, но они «заморожены», и его структура игроку недоступна. Заморозка помогает компьютеру переместиться во времени без штрафов, но ценой становится неизменяемость замороженного объекта. Вероятно, для заморозки необходимо поместить объект в специальный элемент.</text:p></text:note-body></text:note>, что влияет на различные характеристики корабля и инфраструктурных сооружений. Например, можно увеличить разрешение сканера, дальность и объем пересылаемой трансмиттером информации, скорость накопления и преобразования энергии, устойчивость к внешним факторам... Программирование алгоритмов — одна из ключевых концепций игры, вносящая значительное разнообразие в геймплей. Что именно будет программировать и конструировать игрок, жестко не регламентируется; язык элементов обладает Тьюринг-полнотой, причем его материальное представление позволяет делать совершенно невероятные вещи даже тем, кто с программированием знаком только поверхностно. Игрок может строить целые заводы, города, вычислительные машины, огромные космические флоты, даже настоящие «Звезды Смерти». Концептуальных ограничений нет, на ресурсы — тоже, есть только неизбежные ограничения реального мира, которые здесь не рассматриваются.</text:p>
      <text:p text:style-name="Standard">Главным игровым ресурсом служит энергия, которая бывает трех видов: синяя, зеленая, красная. <text:span text:style-name="T10"><text:s/>Игрок строит энергостанции вблизи звезд, и те вырабатывают синюю энергию. Энергию необходимо транспортировать к потребителю. Энергоканалы напрямую связывают энергостанцию с потребителем, но если энергия нужна в другой части космоса, игрок должен построить два транслятора, которые будут передавать </text:span><text:soft-page-break/><text:span text:style-name="T10">энергию через пространство со скоростью света. Дополнительной возможностью является трансмиттер: энергия в виде энергоблоков-хранилищ может быть перекинута куда-то как обычный объект. Наконец, энергоблок можно просто перевезти на корабле и подключить к удаленной системе вручную.</text:span></text:p>
      <text:p text:style-name="P22">Игрок производит элементы инфраструктуры на корабле, а затем размещает их на орбите космического объекта или в открытом космосе<text:note text:id="ftn7" text:note-class="footnote"><text:note-citation>7</text:note-citation><text:note-body><text:p text:style-name="Footnote">Данное требование не согласуется с косвенным управлением базой. Вероятно, должен быть какой-то промежуточный вариант.</text:p></text:note-body></text:note>.</text:p>
      <text:p text:style-name="P24">Объекты инфраструктуры могут быть разрушены внешними и внутренними факторами. У них имеется предел прочности.</text:p>
      <text:p text:style-name="P19">(<text:span text:style-name="T9">TBD: дописать.</text:span>)</text:p>
      <text:p text:style-name="P19">(<text:span text:style-name="T9">TBD: привязка базы к точке в пространстве, к космическим объектам.</text:span>)</text:p>
      <text:p text:style-name="P19">(<text:span text:style-name="T9">TBD: разрушаемость</text:span>)</text:p>
      <text:h text:style-name="P39" text:outline-level="3"><text:bookmark-start text:name="__RefHeading__1065_1709361289"/>Энергия<text:bookmark-end text:name="__RefHeading__1065_1709361289"/></text:h>
      <text:p text:style-name="P19">Энергия бывает трех видов: синяя (обычная), зеленая (ценная), красная (очень ценная).</text:p>
      <text:p text:style-name="P19">1 единица красной энергии = 10^3 единиц зеленой энергии = 10^6 единиц синей энергии.</text:p>
      <text:p text:style-name="P19">Энергия добывается активным и пассивным способом.</text:p>
      <text:list xml:id="list302259461" text:style-name="L3">
        <text:list-item>
          <text:p text:style-name="P29">Активный способ: энергостанции. Преобразуют энергию звезды в пригодный к использованию вид.</text:p>
        </text:list-item>
        <text:list-item>
          <text:p text:style-name="P31">Пассивный способ: накопление. Элементы-носители, из которых состоит хранилище, с некоторой вероятностью могут получить единицу энергии из-за того, что их непрерывно бомбардирует внешнее излучение, преимущественно реликтовое. Количество экстраединиц энергии зависит от типа излучения, интенсивности, взаимного расположения уже заряженных элементов в хранилище. Существуют условия, в которых пассивный способ бывает достаточно эффективен. Например, особые аномальные зоны или окрестности черной дыры. При этом может оказаться, что активный способ добычи недоступен, и накопление становится жизненно необходимым.</text:p>
        </text:list-item>
      </text:list>
      <text:p text:style-name="P24">Энергия может быть транспортирована в хранилище или напрямую к энергопотребителям. Есть три способа.</text:p>
      <text:list xml:id="list934355012" text:style-name="L4">
        <text:list-item>
          <text:p text:style-name="P32">Непрерывные каналы («провода»). Потребитель находится в одной цепи вместе с источником энергии, и количество энергии, которое он может получить, ограничивается лишь пропускной способностью канала.</text:p>
        </text:list-item>
        <text:list-item>
          <text:p text:style-name="P32">Пересылка энергоблоков с помощью трансмиттера.</text:p>
        </text:list-item>
        <text:list-item>
          <text:p text:style-name="P32">Трансляторы. Энергия пересылается между двумя трансляторами со скоростью света.</text:p>
        </text:list-item>
      </text:list>
      <text:p text:style-name="P24">Во втором и третьем случае энергия может быть передана на большие расстояния; она пересылается в сжатом виде, и на нее действуют те же законы, что и при пересылке обычной материи.</text:p>
      <text:p text:style-name="P24">Один вид энергии можно конвертировать в другой, для этого используются преобразователи.</text:p>
      <text:p text:style-name="P24">Если энергии выработано больше, чем можно накопить или израсходовать, она выделяется в окружающее пространство в виде различных эффектов. Если энергии слишком много, возможно разрушение инфраструктуры. Также для энергии важна <text:soft-page-break/>плотность. Чересчур уплотненная энергия может разрушить носитель, что приведет, например, к взрыву.</text:p>
      <text:p text:style-name="P24">(<text:span text:style-name="T9">TBD: энергия. Определить виды энергии более конкретно, расписать свойства, отличия, назначение, варианты использования, способы добычи, редкость, важность, доступность.</text:span>)</text:p>
      <text:p text:style-name="P19">(<text:span text:style-name="T9">TBD: соотношение энергий. Уточнить.</text:span>)</text:p>
      <text:p text:style-name="P19">(<text:span text:style-name="T9">TBD: энергия и излучение. Излучение является способом существования энергии.</text:span>)</text:p>
      <text:p text:style-name="P19">(<text:span text:style-name="T9">TBD: использование энергии.</text:span>)</text:p>
      <text:p text:style-name="P19">(<text:span text:style-name="T9">TBD: хранение энергии. Хранилище и энергоблок.</text:span>)</text:p>
      <text:p text:style-name="P19">(<text:span text:style-name="T9">TBD: активная добыча энергии: диапазоны длин волн, интенсивность, ...</text:span>)</text:p>
      <text:p text:style-name="P19">(<text:span text:style-name="T9">TBD: пассивная добыча энергии. Законы влияния.</text:span>)</text:p>
      <text:p text:style-name="P19">(<text:span text:style-name="T9">TBD: преобразователь. Законы конвертации энергии. </text:span><text:span text:style-name="T12">Алгоритм может быть такой, что КПД получится более 100%, тогда вокруг преобразователя будут возникать аномалии, компенсирующие эту разницу в виду закона сохранения энергии.</text:span>)</text:p>
      <text:p text:style-name="P19">(<text:span text:style-name="T9">TBD: законы потребления энергии.</text:span>)</text:p>
      <text:p text:style-name="Standard"><text:span text:style-name="T10">(</text:span><text:span text:style-name="T9">TBD: законы передачи энергии транслятором. Только ли со скоростью света? Или есть случаи, когда быстрее/медленнее скорости света?</text:span><text:span text:style-name="T10">)</text:span></text:p>
      <text:h text:style-name="P39" text:outline-level="3"><text:bookmark-start text:name="__RefHeading__1067_1709361289"/>Время<text:bookmark-end text:name="__RefHeading__1067_1709361289"/></text:h>
      <text:p text:style-name="P20">Ощущение времени</text:p>
      <text:p text:style-name="P19">Игрока олицетворяет нематериальный разум космонавта, попавшего в область аномалии. Его восприятие теперь весьма отличается от человеческого. Одним из важных отличий является ощущение времени, которым можно управлять. Иными словами, можно субъективно ускорить или замедлить течение времени в определенных рамках. Ускорение бывает полезно, когда летишь с досветовой скоростью в дальнюю точку местного региона. (<text:span text:style-name="T9">TBD: иное ощущение времени. Проверить необходимость, установить законы изменения.</text:span>)</text:p>
      <text:p text:style-name="P20">Временная энтропия</text:p>
      <text:p text:style-name="Standard">Время имеет релятивистскую природу. Согласно Специальной Теории Относительности, время идет медленнее для тех, кто движется со скоростью, близкой к скорости света, а также вблизи массивных тел с большой гравитацией. В игре влияние этих эффектов передается через временную энтропию, присущую каждому объекту. (<text:span text:style-name="T9">TBD: так ли это? В материалах энтропия возникает только при перемещении объекта назад в прошлое.</text:span>) Разделяются понятия внешний объект и собственный объект по отношению к игроку. Собственный объект — это объект, к которому привязан игрок. Все остальные объекты считаются внешними. В обычной ситуации временная энтропия внешних объектов нарастает так же, как и временная энтропия собственных объектов. Если же какие-то объекты попадают в особые условия, энтропия внешних и собственных объектов ведет себя по-разному.</text:p>
      <text:list xml:id="list81231036" text:style-name="L5">
        <text:list-item>
          <text:p text:style-name="P35">Собственный объект движется с околосветовой скоростью.</text:p>
        </text:list-item>
      </text:list>
      <text:list xml:id="list249117454" text:style-name="L6">
        <text:list-item>
          <text:p text:style-name="P36">Его временная энтропия нарастает по обычному закону.</text:p>
        </text:list-item>
        <text:list-item>
          <text:p text:style-name="P36">Временная энтропия внешних объектов растет быстрее, и время внешнего мира тоже ускоряется, то есть, все процессы идут быстрее.</text:p>
        </text:list-item>
      </text:list>
      <text:list xml:id="list1816714139" text:continue-list="list81231036" text:style-name="L5">
        <text:list-item>
          <text:p text:style-name="P35">Внешний объект движется с околосветовой скоростью.</text:p>
        </text:list-item>
      </text:list>
      <text:list xml:id="list301993236" text:continue-list="list249117454" text:style-name="L6">
        <text:list-item>
          <text:p text:style-name="P36">Его временная энтропия нарастает медленнее.</text:p>
        </text:list-item>
        <text:list-item>
          <text:p text:style-name="P36">Его внутреннее время идет медленнее.</text:p>
        </text:list-item>
      </text:list>
      <text:list xml:id="list1047291814" text:continue-list="list1816714139" text:style-name="L5">
        <text:list-item>
          <text:p text:style-name="P35"><text:soft-page-break/>Собственный объект движется с околосветовой скоростью и некий обособленный внешний объект движется с околосветовой скоростью.</text:p>
        </text:list-item>
      </text:list>
      <text:list xml:id="list983323379" text:continue-list="list301993236" text:style-name="L6">
        <text:list-item>
          <text:p text:style-name="P36">(<text:span text:style-name="T9">TBD</text:span>) Вероятно, все то же самое, что и в пункте 1, но энтропия обособленного внешнего объекта ведет себя так же, как если бы он был собственным в тех же условиях.</text:p>
        </text:list-item>
      </text:list>
      <text:list xml:id="list653230597" text:continue-list="list1047291814" text:style-name="L5">
        <text:list-item>
          <text:p text:style-name="P35">Ускорение или замедление субъективного времени игрока в целом приводит к одинаковому замедлению или ускорению любых мировых процессов, но не вносит разницу между законами нарастания временной энтропии собственных и внешних объектов. Все процессы друг относительно друга протекают в тех же соотношениях.</text:p>
        </text:list-item>
      </text:list>
      <text:p text:style-name="Standard">Имеются понятия смещенный и несмещенный объект. Смещенный — это объект, отправленный из своего времени назад или вперед.</text:p>
      <text:list xml:id="list68976707" text:style-name="L7">
        <text:list-item>
          <text:p text:style-name="P37">Временная энтропия несмещенного объекта равна его возрасту и предела не имеет.</text:p>
        </text:list-item>
        <text:list-item>
          <text:p text:style-name="P37">(<text:span text:style-name="T9">TBD</text:span>) Временная энтропия смещенного назад объекта. Видимо, имеет предел, зависящий от расстояния, на которое объект смещен.</text:p>
        </text:list-item>
        <text:list-item>
          <text:p text:style-name="P37">(<text:span text:style-name="T9">TBD</text:span>) Временная энтропия смещенных вперед объектов.</text:p>
        </text:list-item>
      </text:list>
      <text:p text:style-name="P23">(<text:span text:style-name="T9">TBD: релятивистские эффекты. Уточнить, проверить, разработать прототипы.</text:span>)</text:p>
      <text:p text:style-name="P23">(<text:span text:style-name="T9">TBD: объекты, изменяющиеся во времени и объекты-инварианты</text:span>)</text:p>
      <text:p text:style-name="P21">Путешествия во времени</text:p>
      <text:p text:style-name="Standard">(<text:span text:style-name="T9">TBD</text:span>)</text:p>
      <text:h text:style-name="P39" text:outline-level="3"><text:bookmark-start text:name="__RefHeading__1807_420451582"/>Элементы<text:bookmark-end text:name="__RefHeading__1807_420451582"/></text:h>
      <text:p text:style-name="P19">Главная форма элементов — куб.</text:p>
      <text:p text:style-name="Standard"><text:span text:style-name="T10">(</text:span><text:span text:style-name="T9">TBD: материальная форма элемента. Возможна ли иная форма, кроме куба?</text:span><text:span text:style-name="T10">)</text:span></text:p>
      <text:p text:style-name="Standard"><text:span text:style-name="T10">(</text:span><text:span text:style-name="T9">TBD: элементы. Описать механику, законы, форму и содержание, виды, варианты взаимодействия, способы использования, сценарии</text:span><text:span text:style-name="T10">)</text:span></text:p>
      <text:h text:style-name="P39" text:outline-level="3"><text:bookmark-start text:name="__RefHeading__1809_420451582"/>Изменяемые алгоритмы<text:bookmark-end text:name="__RefHeading__1809_420451582"/></text:h>
      <text:p text:style-name="Standard"><text:span text:style-name="T10">(</text:span><text:span text:style-name="T9">TBD: концепция изменяемых алгоритмов. Версионность, структура хранения, интерфейс пользователя для манипулирования алгоритмами, прочие источники алгоритмов, взаимодополняемость, список, контракты, параметры, требования.</text:span><text:span text:style-name="T10">)</text:span></text:p>
      <text:h text:style-name="P39" text:outline-level="3"><text:bookmark-start text:name="__RefHeading__1811_420451582"/>Язык программирования<text:bookmark-end text:name="__RefHeading__1811_420451582"/></text:h>
      <text:p text:style-name="Standard"><text:span text:style-name="T10">(</text:span><text:span text:style-name="T9">TBD: язык программирования.</text:span><text:span text:style-name="T10">)</text:span></text:p>
      <text:p text:style-name="Standard"><text:span text:style-name="T10">(</text:span><text:span text:style-name="T9">TBD: требования к языку программирования и к игроку.</text:span><text:span text:style-name="T10">)</text:span></text:p>
      <text:h text:style-name="P39" text:outline-level="3"><text:bookmark-start text:name="__RefHeading__1813_420451582"/>Космические базы<text:bookmark-end text:name="__RefHeading__1813_420451582"/></text:h>
      <text:p text:style-name="Standard"><text:span text:style-name="T10">(</text:span><text:span text:style-name="T9">TBD: размещение баз, виды, компоненты</text:span><text:span text:style-name="T10">)</text:span></text:p>
      <text:h text:style-name="P39" text:outline-level="3"><text:bookmark-start text:name="__RefHeading__1815_420451582"/>Аномалии космоса<text:bookmark-end text:name="__RefHeading__1815_420451582"/></text:h>
      <text:p text:style-name="P19">Аномалии — участки измененного пространства-времени. Это могут быть завихрения, сжатия, порталы, бесконечности, тупики, анизотропные проявления, множество измерений, или что-то другое. Аномалии позволяют внести в геймплей дополнительный челендж. Аномалии могут быть разных масштабов, разные по силе, их влияние может быть выборочным. Аномалии бывают естественные и искусственные. Бывают разрушимые и неразрушимые аномалии. При разрушении взбесившееся пространство-<text:soft-page-break/>время «сглаживается» до обычного линейного. Аномалии могут взаимодействовать. Аномалии могут быть произведены специальными устройствами, или они могут быть побочным эффектом работы этих устройств. Некоторые аномалии искажают информацию, передаваемую трансмиттером и транслятором. Аномалии влияют на вещество, придавая ему ускорение, поглощая его, производя его, заставляя вещество светиться. Аномалии могут изменяться во времени, причем как целиком, так и отдельными локальными частями. У аномалий могут быть статические участки.</text:p>
      <text:p text:style-name="P19">Аномалии позволяют сделать красивые космические картинки. Частицы, попадающие в «завихрение», будут лететь по спирали и светиться разными цветами в зависимости от скорости, от угла, от положения в спирали.</text:p>
      <text:p text:style-name="P19">Игрок может строить сооружения, помогающие обуздать аномалию. Он может проложить сквозь аномалию путь («мост»), используя статические участки или нивелируя эффекты аномалии другими способами.</text:p>
      <text:p text:style-name="Standard"><text:span text:style-name="T10">(</text:span><text:span text:style-name="T9">TBD: классификация аномалий.</text:span><text:span text:style-name="T10">)</text:span></text:p>
      <text:p text:style-name="Standard"><text:span text:style-name="T10">(</text:span><text:span text:style-name="T9">TBD: влияние аномалий на передачу трансмиттера и транслятора.</text:span><text:span text:style-name="T10">)</text:span></text:p>
      <text:p text:style-name="Standard"><text:span text:style-name="T10">(</text:span><text:span text:style-name="T9">TBD: влияние аномалий на пассивную добычу энергии.</text:span><text:span text:style-name="T10">)</text:span></text:p>
      <text:p text:style-name="Standard"><text:span text:style-name="T10">(</text:span><text:span text:style-name="T9">TBD: аномалии и гранулы.</text:span><text:span text:style-name="T10">)</text:span></text:p>
      <text:p text:style-name="Standard"><text:span text:style-name="T10">(</text:span><text:span text:style-name="T9">TBD: аномалии и вещество.</text:span><text:span text:style-name="T10">)</text:span></text:p>
      <text:h text:style-name="P39" text:outline-level="3"><text:bookmark-start text:name="__RefHeading__1817_420451582"/>Гранулы<text:bookmark-end text:name="__RefHeading__1817_420451582"/></text:h>
      <text:p text:style-name="P19">(<text:span text:style-name="T9">На данный момент гранулы — самая спорная из концепций.</text:span>)</text:p>
      <text:p text:style-name="P19">Гранулы делятся на три вида: плюс-гранулы, минус-гранулы и нуль-гранулы.</text:p>
      <text:p text:style-name="P19">Плюс-гранулы. Являются источником особого воздействия. Создаются в два этапа: установка якоря в настоящем времени и привязка гранулы в будущем.</text:p>
      <text:p text:style-name="P19">Минус-гранулы. Являются поглотителем особого воздействия. Создаются также в два этапа: якорь в настоящем и привязка гранулы в прошлом.</text:p>
      <text:p text:style-name="P19">Нуль-гранулы нейтральны. Устанавливаются в любой момент без якорей.</text:p>
      <text:p text:style-name="P19">Для плюс- и минус- гранул неважно, насколько далеко в прошлом или будущем от них находится якорь. Это может быть и секунда, и месяц, и тысячелетие. Гранула становится вневременным объектом, а якорь остается в своем времени. Однажды получив знак, гранула его сменить не может. Если убрать в прошлом или будущем якорь, гранула становится нейтральной.</text:p>
      <text:p text:style-name="P19">Изначально во Вселенной существовали только реликтовые гранулы, - гранулы обоих знаков, организованные в гигантскую кристаллическую решетку («гвозди Вселенной»); их якори находятся в начале и в конце времен. Но затем появился пришелец, который сумел вмешаться в эту структуру. Пришелец частично разрушил и исказил решетку, а также создал беспорядочное множество гранул всех видов.</text:p>
      <text:p text:style-name="Standard"><text:span text:style-name="T10">(</text:span><text:span text:style-name="T9">TBD: Гранулы и аномалии.</text:span><text:span text:style-name="T10">)</text:span></text:p>
      <text:p text:style-name="Standard"><text:span text:style-name="T10">(</text:span><text:span text:style-name="T9">TBD: шаг решетки.</text:span><text:span text:style-name="T10">)</text:span></text:p>
      <text:p text:style-name="Комментарий">Описание физической модели игрового мира, ее законов и их отображения в игру. Наиболее важные моменты, которые должны быть</text:p>
      <text:list xml:id="list1755665691" text:continue-list="list725743397" text:style-name="WW8Num46">
        <text:list-item>
          <text:p text:style-name="P43">Перемещения</text:p>
        </text:list-item>
        <text:list-item>
          <text:p text:style-name="P43">Боевые действия</text:p>
        </text:list-item>
        <text:list-item>
          <text:p text:style-name="P43">Общие, наиболее важные формулы</text:p>
        </text:list-item>
      </text:list>
      <text:p text:style-name="Комментарий"><text:soft-page-break/>Если проект пропагандирует «продвинутую» физическую модель, укажите, какие явления будут смоделированы в игре (повреждения, столкновения и т.д.). </text:p>
      <text:h text:style-name="Heading_20_2" text:outline-level="2"><text:bookmark-start text:name="__RefHeading__46_113153493"/>Персонаж игрока<text:bookmark-end text:name="__RefHeading__46_113153493"/></text:h>
      <text:p text:style-name="Комментарий">Описание «аватара» игрока (или характерных персонажей) в игровом мире, если это уместно. Этот раздел должен быть наиболее развернут для <text:span text:style-name="T4">RPG</text:span>. <text:s/></text:p>
      <text:h text:style-name="Heading_20_2" text:outline-level="2">Программируемые алгоритмы</text:h>
      <text:p text:style-name="P24">Все инфраструктурные объекты взаимодействуют согласно алгоритмам, которые можно изменять в ходе игры. Алгоритмы пишутся на натуральном языке, состоящем из блоков. Изначально все алгоритмы базовые, примитивные и малоэффективные, но их можно улучшать. Широко используются алгоритмы ИИ.</text:p>
      <text:list xml:id="list1862471204" text:style-name="L9">
        <text:list-item>
          <text:p text:style-name="P33">Компьютерное зрение</text:p>
        </text:list-item>
        <text:list-item>
          <text:p text:style-name="P33">Архивация</text:p>
        </text:list-item>
        <text:list-item>
          <text:p text:style-name="P33">Шифрование</text:p>
        </text:list-item>
        <text:list-item>
          <text:p text:style-name="P33">Трансформация</text:p>
        </text:list-item>
        <text:list-item>
          <text:p text:style-name="P33">Навигация</text:p>
        </text:list-item>
        <text:list-item>
          <text:p text:style-name="P33">Распределение</text:p>
        </text:list-item>
        <text:list-item>
          <text:p text:style-name="P33">Цифровая обработка сигналов</text:p>
        </text:list-item>
        <text:list-item>
          <text:p text:style-name="P33">Оптимизация</text:p>
        </text:list-item>
        <text:list-item>
          <text:p text:style-name="P33">Поиск</text:p>
        </text:list-item>
      </text:list>
      <text:p text:style-name="P34">(<text:span text:style-name="T9">TBD: детализировать</text:span>)</text:p>
      <text:h text:style-name="Heading_20_2" text:outline-level="2"><text:bookmark-end text:name="_Ref46138365"/><text:bookmark-end text:name="_Ref46138349"/><text:bookmark-end text:name="_Ref46138307"/><text:bookmark-end text:name="_Ref46138253"/><text:bookmark-start text:name="__RefHeading__48_113153493"/><text:bookmark-start text:name="_Ref46313460"/><text:bookmark-start text:name="_Ref46313435"/>Элементы игры<text:bookmark-end text:name="__RefHeading__48_113153493"/><text:bookmark-end text:name="_Ref46313460"/><text:bookmark-end text:name="_Ref46313435"/></text:h>
      <text:h text:style-name="P41" text:outline-level="3"><text:bookmark-start text:name="__RefHeading__1819_420451582"/>Трансмиттер<text:bookmark-end text:name="__RefHeading__1819_420451582"/></text:h>
      <text:p text:style-name="P11">(<text:span text:style-name="T9">TBD: трансмиттер</text:span>)</text:p>
      <text:h text:style-name="P41" text:outline-level="3"><text:bookmark-start text:name="__RefHeading__1821_420451582"/>Сканер<text:bookmark-end text:name="__RefHeading__1821_420451582"/></text:h>
      <text:p text:style-name="P11">(<text:span text:style-name="T9">TBD: сканер</text:span>)</text:p>
      <text:h text:style-name="P41" text:outline-level="3"><text:bookmark-start text:name="__RefHeading__1823_420451582"/>Транслятор<text:bookmark-end text:name="__RefHeading__1823_420451582"/></text:h>
      <text:p text:style-name="P13">Трансляторы используются для передачи энергии через пустое пространство на расстояния, не превышающие 1 светового часа. Энергия испускается одним транслятором и принимается другим. Поток энергии узконаправленный.</text:p>
      <text:p text:style-name="P12">Изначально в трансляторе применяется вырожденный алгоритм архивации, когда архив представляет собой исходный объект. Алгоритм может быть улучшен.</text:p>
      <text:p text:style-name="P11"><text:span text:style-name="T10">(</text:span><text:span text:style-name="T9">TBD: транслятор. Уточнить название, описать свойства, внешний вид, варианты взаимодействия, способы использования</text:span><text:span text:style-name="T10">)</text:span></text:p>
      <text:p text:style-name="P11"><text:span text:style-name="T10">(</text:span><text:span text:style-name="T9">TBD: уточнить ограничение на расстояние передачи. Скорее всего оно зависит от точности наведения и энергетической стоимости.</text:span><text:span text:style-name="T10">)</text:span></text:p>
      <text:h text:style-name="P41" text:outline-level="3"><text:bookmark-start text:name="__RefHeading__1825_420451582"/>Энергостанция<text:bookmark-end text:name="__RefHeading__1825_420451582"/></text:h>
      <text:p text:style-name="P13">(<text:span text:style-name="T9">TBD: энергостанция</text:span>)</text:p>
      <text:h text:style-name="P41" text:outline-level="3"><text:bookmark-start text:name="__RefHeading__1827_420451582"/><text:soft-page-break/>Энергоканал<text:bookmark-end text:name="__RefHeading__1827_420451582"/></text:h>
      <text:p text:style-name="P13">(<text:span text:style-name="T9">TBD: энергоканал</text:span>)</text:p>
      <text:h text:style-name="P41" text:outline-level="3"><text:bookmark-start text:name="__RefHeading__1829_420451582"/>Энергоблок<text:bookmark-end text:name="__RefHeading__1829_420451582"/></text:h>
      <text:p text:style-name="P14">Энергоблок — это структура из элементов 10х10х10. Вмещает 1000 единиц энергии любого вида. В одном блоке можно хранить элементы, заряженные разными видами энергии. Имеет синий, зеленый, красный индикаторы количества заряженных элементов.</text:p>
      <text:p text:style-name="P14">Работает в двух режимах: структурированный и случайный.</text:p>
      <text:list xml:id="list1417519890" text:style-name="L8">
        <text:list-item>
          <text:p text:style-name="P38">Структурированный режим. Заряженные элементы заполняют энергоблок по типу стека, начиная с условной нижней части.</text:p>
        </text:list-item>
        <text:list-item>
          <text:p text:style-name="P38">Случайный режим. Заряженные элементы случайно рассредоточены по объему энергоблока.</text:p>
        </text:list-item>
      </text:list>
      <text:p text:style-name="P14">Энергия восстанавливается в энергоблоке пассивным образом. На количество экстраединиц влияет взаимное расположение уже имеющихся заряженных элементов. <text:s/>Чем их больше, тем вероятнее. Также важны внешние факторы. Некоторые виды излучения увеличивают вероятность возникновения экстраединиц, иные — наоборот, уменьшают.</text:p>
      <text:p text:style-name="P13"><text:span text:style-name="T10">(</text:span><text:span text:style-name="T9">TBD: энергоблок. Уточнить характеристики.</text:span><text:span text:style-name="T10">)</text:span></text:p>
      <text:p text:style-name="P13"><text:span text:style-name="T10">(</text:span><text:span text:style-name="T9">TBD: законы самовосстановления энергии. Картинка.</text:span><text:span text:style-name="T10">)</text:span></text:p>
      <text:h text:style-name="P41" text:outline-level="3"><text:bookmark-start text:name="__RefHeading__1831_420451582"/>Хранилище<text:bookmark-end text:name="__RefHeading__1831_420451582"/></text:h>
      <text:p text:style-name="P14">Хранилище — элемент инфраструктуры, в котором можно держать 8 и менее энергоблоков. Хранилище имеет несколько интерфейсов, которые могут работать на вход и на выход.</text:p>
      <text:p text:style-name="P13"><text:span text:style-name="T10">(</text:span><text:span text:style-name="T9">TBD: хранилище. Уточнить структуру.</text:span><text:span text:style-name="T10">)</text:span></text:p>
      <text:p text:style-name="Standard"/>
      <text:p text:style-name="Комментарий">Этот раздел составляет описание всех элементов, которые встречаются в игре. Так, например, в этом разделе самое место подробно описать следующие игровые элементы (в зависимости от жанра): </text:p>
      <text:list xml:id="list605207637" text:continue-list="list1755665691" text:style-name="WW8Num46">
        <text:list-item>
          <text:p text:style-name="P43">Юниты и строения – <text:span text:style-name="T4">RTS</text:span>, <text:span text:style-name="T4">TBS</text:span></text:p>
        </text:list-item>
        <text:list-item>
          <text:p text:style-name="P43">Предметы (<text:span text:style-name="T4">items</text:span>) – <text:span text:style-name="T4">RTS</text:span>, <text:span text:style-name="T4">RPG</text:span></text:p>
        </text:list-item>
        <text:list-item>
          <text:p text:style-name="P43">Оружие – <text:span text:style-name="T4">FPS</text:span>, <text:span text:style-name="T4">RPG</text:span></text:p>
        </text:list-item>
        <text:list-item>
          <text:p text:style-name="P43"><text:span text:style-name="T4">NPC </text:span>и персонажи</text:p>
        </text:list-item>
        <text:list-item>
          <text:p text:style-name="P43">Транспортные средства<text:span text:style-name="T4"> – simulators</text:span></text:p>
        </text:list-item>
        <text:list-item>
          <text:p text:style-name="P43">Карты </text:p>
        </text:list-item>
        <text:list-item>
          <text:p text:style-name="P43">другое</text:p>
        </text:list-item>
      </text:list>
      <text:p text:style-name="Комментарий">При описании этих элементов укажите их назначение (смысл), влияние на игровой мир и игрока, параметры и особенности и вообще все, что существенно для этих элементов.</text:p>
      <text:h text:style-name="Heading_20_2" text:outline-level="2"><text:bookmark-start text:name="__RefHeading__50_113153493"/>«Искусственный интеллект»<text:bookmark-end text:name="__RefHeading__50_113153493"/></text:h>
      <text:p text:style-name="Комментарий">Опишите общие принципы, характеризующие <text:span text:style-name="T4">AI</text:span> в игре – какое поведение он затрагивает, каких персонажей. </text:p>
      <text:p text:style-name="Комментарий"><text:soft-page-break/>С одной стороны, данный раздел не должен иметь технических деталей, а с другой – не выродиться в нечто подобное «наш <text:span text:style-name="T4">AI</text:span> – самый умный <text:span text:style-name="T4">AI</text:span> в мире».</text:p>
      <text:h text:style-name="Heading_20_2" text:outline-level="2"><text:bookmark-start text:name="__RefHeading__52_113153493"/>Многопользовательский режим<text:bookmark-end text:name="__RefHeading__52_113153493"/></text:h>
      <text:p text:style-name="Standard">Многопользовательский режим не предусмотрен.</text:p>
      <text:h text:style-name="Heading_20_2" text:outline-level="2"><text:bookmark-start text:name="__RefHeading__54_113153493"/><text:bookmark-start text:name="_Ref46138749"/>Интерфейс пользователя<text:bookmark-end text:name="_Ref46138749"/> <text:bookmark-end text:name="__RefHeading__54_113153493"/></text:h>
      <text:h text:style-name="P40" text:outline-level="3"><text:bookmark-start text:name="__RefHeading__56_113153493"/>Блок-схема<text:bookmark-end text:name="__RefHeading__56_113153493"/></text:h>
      <text:p text:style-name="Комментарий">Приведите схему навигации по меню игрового интерфейса и <text:s/>оболочки игры. Здесь же можно привести и эскизы экранных форм.</text:p>
      <text:h text:style-name="P40" text:outline-level="3"><text:bookmark-start text:name="__RefHeading__58_113153493"/>Функциональное описание и управление<text:bookmark-end text:name="__RefHeading__58_113153493"/></text:h>
      <text:p text:style-name="Комментарий">Здесь, фактически, раскрывается функциональность интерфейса, каждого его экрана, а также воздействия на игру вызываемых действий.</text:p>
      <text:h text:style-name="P40" text:outline-level="3"><text:bookmark-start text:name="__RefHeading__60_113153493"/>Объекты интерфейса пользователя<text:bookmark-end text:name="__RefHeading__60_113153493"/></text:h>
      <text:p text:style-name="Комментарий">Данный раздел должен классифицировать «кирпичики», из которых строится интерфейс пользователя. Если интерфейсные элементы стандартны (кнопка, <text:span text:style-name="T4">check</text:span> <text:span text:style-name="T4">box</text:span>) их достаточно просто перечислить. Если же элементы нестандартны, их поведение следует подробно описать.</text:p>
      <text:h text:style-name="Heading_20_2" text:outline-level="2"><text:bookmark-start text:name="__RefHeading__62_113153493"/>Графика и видео<text:bookmark-end text:name="__RefHeading__62_113153493"/></text:h>
      <text:p text:style-name="Комментарий">Данный раздел должен дать представление о характере и составе визуальной части игры и всех связанных с этим вопросах. Базируясь на предыдущих разделах, здесь описываются все элементы, которые должны быть созданы и которые можно будет увидеть в игре.</text:p>
      <text:p text:style-name="Комментарий">Целью данного раздела является не столько детально описать графические элементы, сколько сложить общее представление о характере и объеме графики.</text:p>
      <text:h text:style-name="P40" text:outline-level="3"><text:bookmark-start text:name="__RefHeading__64_113153493"/>Общее описание<text:bookmark-end text:name="__RefHeading__64_113153493"/></text:h>
      <text:p text:style-name="Комментарий">Здесь приведите общую информацию о графике игры:</text:p>
      <text:list xml:id="list608777378" text:continue-numbering="true" text:style-name="WW8Num46">
        <text:list-item>
          <text:p text:style-name="P43">Техническое исполнение (3<text:span text:style-name="T4">D</text:span>, 2<text:span text:style-name="T4">D</text:span>, текстовая <text:span text:style-name="T7"></text:span>)</text:p>
        </text:list-item>
        <text:list-item>
          <text:p text:style-name="P43">Стилистика, атмосфера и палитра</text:p>
        </text:list-item>
        <text:list-item>
          <text:p text:style-name="P43">Другие общие сведения </text:p>
        </text:list-item>
      </text:list>
      <text:h text:style-name="P40" text:outline-level="3"><text:bookmark-start text:name="__RefHeading__66_113153493"/>Двумерная графика и анимация<text:bookmark-end text:name="__RefHeading__66_113153493"/></text:h>
      <text:p text:style-name="Комментарий">В этом разделе приведите всю необходимую базовую информацию о 2<text:span text:style-name="T4">D</text:span> графике, которая должна быть разработана:</text:p>
      <text:list xml:id="list1457588950" text:continue-numbering="true" text:style-name="WW8Num46">
        <text:list-item>
          <text:p text:style-name="P43">Интерфейс</text:p>
        </text:list-item>
        <text:list-item>
          <text:p text:style-name="P43">Эффекты</text:p>
        </text:list-item>
      </text:list>
      <text:p text:style-name="Комментарий">Если игра не 3<text:span text:style-name="T4">D</text:span>, то здесь же описывается и основная игровая графика:</text:p>
      <text:list xml:id="list34683561" text:continue-numbering="true" text:style-name="WW8Num46">
        <text:list-item>
          <text:p text:style-name="P43">Персонажи, строения и юниты.</text:p>
        </text:list-item>
        <text:list-item>
          <text:p text:style-name="P43">Игровой мир (ландшафты и статические объекты)</text:p>
        </text:list-item>
      </text:list>
      <text:h text:style-name="P40" text:outline-level="3"><text:bookmark-start text:name="__RefHeading__68_113153493"/>Трехмерная графика и анимация<text:bookmark-end text:name="__RefHeading__68_113153493"/></text:h>
      <text:p text:style-name="Комментарий"><text:soft-page-break/>В данном разделе перечислите и очень кратко охарактеризуйте все элементы игры, которые должны быть созданы, возможно, сгруппировав отдельные составляющие:</text:p>
      <text:list xml:id="list1976857653" text:style-name="WW8Num80">
        <text:list-item>
          <text:p text:style-name="P44">3<text:span text:style-name="T4">D </text:span>модели</text:p>
        </text:list-item>
        <text:list-item>
          <text:p text:style-name="P44">текстуры</text:p>
        </text:list-item>
        <text:list-item>
          <text:p text:style-name="P44">анимации</text:p>
        </text:list-item>
      </text:list>
      <text:h text:style-name="P40" text:outline-level="3"><text:bookmark-start text:name="__RefHeading__70_113153493"/><text:bookmark-start text:name="_Ref46138337"/><text:bookmark-start text:name="_Ref46138327"/>Анимационные вставки<text:bookmark-end text:name="__RefHeading__70_113153493"/><text:bookmark-end text:name="_Ref46138337"/><text:bookmark-end text:name="_Ref46138327"/></text:h>
      <text:p text:style-name="Комментарий">Данный раздел должен дать информацию о составе и характере роликов игры, а именно:</text:p>
      <text:list xml:id="list1031054035" text:style-name="WW8Num14">
        <text:list-item>
          <text:p text:style-name="P45">Перечень и их расположение в игре (начальный ролик, финальный ролик, ролики миссий и т.д.)</text:p>
        </text:list-item>
        <text:list-item>
          <text:p text:style-name="P45">Характер исполнения (на «движке» игры или отдельная анимация)</text:p>
        </text:list-item>
        <text:list-item>
          <text:p text:style-name="P45">Содержание – без детального сценария, только общий смысл, а также примерную продолжительность. </text:p>
        </text:list-item>
      </text:list>
      <text:p text:style-name="Комментарий">Если планируется использование видеосъемок, обязательно это укажите.</text:p>
      <text:h text:style-name="Heading_20_2" text:outline-level="2"><text:bookmark-start text:name="__RefHeading__72_113153493"/>Звуки и музыка <text:bookmark-end text:name="__RefHeading__72_113153493"/></text:h>
      <text:h text:style-name="P40" text:outline-level="3"><text:bookmark-start text:name="__RefHeading__74_113153493"/>Общее описание<text:bookmark-end text:name="__RefHeading__74_113153493"/></text:h>
      <text:p text:style-name="Комментарий">В этом разделе разместите общую информацию о звуковом воплощении игры: характер музыкальных тем, создаваемое настроение, насыщенность мира звуками и другое, что важно для понимания роли аудио-составляющей игры.</text:p>
      <text:h text:style-name="P40" text:outline-level="3"><text:bookmark-start text:name="__RefHeading__76_113153493"/>Звук и звуковые эффекты<text:bookmark-end text:name="__RefHeading__76_113153493"/></text:h>
      <text:p text:style-name="Комментарий">Здесь перечислите те звуковые эффекты, которые буду созданы и использованы в игре, их привязку к объектам игрового мира из предыдущих разделов. Не забудьте рассмотреть состав звуковых данных для:</text:p>
      <text:list xml:id="list1215689848" text:style-name="WW8Num48">
        <text:list-item>
          <text:p text:style-name="P46">Интерфейса</text:p>
        </text:list-item>
        <text:list-item>
          <text:p text:style-name="P46">Спецэффектов</text:p>
        </text:list-item>
        <text:list-item>
          <text:p text:style-name="P46">Игровых объектов</text:p>
        </text:list-item>
        <text:list-item>
          <text:p text:style-name="P46">Диалогов и анимационных вставок</text:p>
        </text:list-item>
      </text:list>
      <text:h text:style-name="P40" text:outline-level="3"><text:bookmark-start text:name="__RefHeading__78_113153493"/>Музыка<text:bookmark-end text:name="__RefHeading__78_113153493"/></text:h>
      <text:p text:style-name="Комментарий">В этом разделе приведите информацию о составе и общем содержании музыкальных треков игры. Не забудьте упомянуть, какие музыкальные фрагменты сопровождают:</text:p>
      <text:list xml:id="list205166067" text:style-name="WW8Num37">
        <text:list-item>
          <text:p text:style-name="P47">Главный интерфейс новой игры</text:p>
        </text:list-item>
        <text:list-item>
          <text:p text:style-name="P47">Состав музыкального сопровождения роликов</text:p>
        </text:list-item>
        <text:list-item>
          <text:p text:style-name="P47">Состав тем по уровням игры или их связь</text:p>
        </text:list-item>
        <text:list-item>
          <text:p text:style-name="P47">Особенные фрагменты – <text:span text:style-name="T4">action</text:span>, отрицательный финал или другое</text:p>
        </text:list-item>
      </text:list>
      <text:h text:style-name="Heading_20_2" text:outline-level="2"><text:bookmark-start text:name="__RefHeading__80_113153493"/><text:bookmark-start text:name="_Ref46138254"/>Описание уровней<text:bookmark-end text:name="__RefHeading__80_113153493"/><text:bookmark-end text:name="_Ref46138254"/></text:h>
      <text:h text:style-name="P40" text:outline-level="3"><text:bookmark-start text:name="__RefHeading__82_113153493"/>Общее описание дизайна уровней<text:bookmark-end text:name="__RefHeading__82_113153493"/></text:h>
      <text:p text:style-name="Комментарий"><text:soft-page-break/>Так как детальная проработка уровней является одним из процессов разработке игры, укажите здесь лишь ключевые особенности или требования по дизайну уровней, а также их состав и связь с сюжетом игры.</text:p>
      <text:h text:style-name="P40" text:outline-level="3"><text:bookmark-start text:name="__RefHeading__84_113153493"/>Диаграмма взаимного расположения уровней<text:bookmark-end text:name="__RefHeading__84_113153493"/></text:h>
      <text:p text:style-name="Комментарий">В данном разделе имеет смысл описать примерное соотношение локаций игры. Для линейно-последовательной схемы уровней данный раздел превращается в простой их перечень. Если в игре имеются «особые места», важные для сюжета или игрового процесса – здесь их необходимо упомянуть.</text:p>
      <text:h text:style-name="P40" text:outline-level="3"><text:bookmark-start text:name="__RefHeading__86_113153493"/>График введения новых объектов<text:bookmark-end text:name="__RefHeading__86_113153493"/></text:h>
      <text:p text:style-name="Комментарий">Содержание этого раздела относится к балансу игры и здесь нужно раскрыть общее построение усложнения игры или ее развития и поддержания интереса.</text:p>
      <text:p text:style-name="Standard"/>
      <text:p text:style-name="Standard"/>
      <text:p text:style-name="Standard"/>
      <text:h text:style-name="Heading_20_1" text:outline-level="1"><text:bookmark-start text:name="__RefHeading__88_113153493"/><text:bookmark-start text:name="_Ref46203442"/><text:bookmark-start text:name="_Ref46203425"/>Контакты<text:bookmark-end text:name="__RefHeading__88_113153493"/><text:bookmark-end text:name="_Ref46203442"/><text:bookmark-end text:name="_Ref46203425"/></text:h>
      <text:p text:style-name="Комментарий">Перечислите имена и фамилии лиц, с которыми можно связаться для ведения переговоров или уточнения отдельных вопросов. Не забудьте указать как телефоны, так и <text:span text:style-name="T4">e</text:span>-<text:span text:style-name="T4">mail</text:span>. 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">Контактные лица: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Телефоны: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<text:span text:style-name="T4">E</text:span>-<text:span text:style-name="T4">mail</text:span>:</text:p>
          </table:table-cell>
          <table:table-cell table:style-name="Таблица3.A1" office:value-type="string">
            <text:p text:style-name="P7"/>
          </table:table-cell>
        </table:table-row>
        <table:table-row table:style-name="Таблица3.1"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Адрес: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Сайт:</text:p>
          </table:table-cell>
          <table:table-cell table:style-name="Таблица3.A1" office:value-type="string">
            <text:p text:style-name="P7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fo:text-align="justify" style:justify-single-word="false" fo:orphans="2" fo:widows="2" style:writing-mode="lr-tb"/>
      <style:text-properties style:use-window-font-color="true" style:font-name="Verdana" fo:font-size="10pt" fo:language="ru" fo:country="RU" style:font-name-asian="Times New Roman" style:font-size-asian="10pt" style:font-name-complex="Verdana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63cm" fo:margin-right="0cm" fo:margin-top="0.423cm" fo:margin-bottom="0.106cm" fo:text-align="start" style:justify-single-word="false" fo:text-indent="-0.63cm" style:auto-text-indent="false" fo:break-before="page" fo:background-color="#e0e0e0" fo:keep-with-next="always">
        <style:background-image/>
      </style:paragraph-properties>
      <style:text-properties fo:font-size="14pt" style:letter-kerning="true" style:font-size-asian="14pt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1.39cm" fo:margin-right="0cm" fo:margin-top="0.423cm" fo:margin-bottom="0.423cm" fo:text-align="start" style:justify-single-word="false" fo:text-indent="-0.76cm" style:auto-text-indent="false" fo:background-color="#f3f3f3" fo:keep-with-next="always">
        <style:background-image/>
      </style:paragraph-properties>
      <style:text-properties fo:font-size="12pt" fo:font-weight="bold" style:font-size-asian="12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2.161cm" fo:margin-right="0cm" fo:margin-top="0.423cm" fo:margin-bottom="0.106cm" fo:text-align="start" style:justify-single-word="false" fo:text-indent="-0.891cm" style:auto-text-indent="false"/>
      <style:text-properties fo:font-weight="bold" style:font-weight-asian="bold" style:font-name-complex="Arial" style:font-size-complex="13pt" style:font-weight-complex="bold"/>
    </style:style>
    <style:style style:name="Heading_20_4" style:display-name="Heading 4" style:family="paragraph" style:parent-style-name="Heading_20_3" style:next-style-name="Standard" style:default-outline-level="" style:list-style-name="WW8Num62" style:class="text">
      <style:paragraph-properties fo:keep-with-next="always"/>
      <style:text-properties style:font-name="Arial" fo:font-size="12pt" fo:font-weight="normal" style:font-size-asian="12pt" style:font-weight-asian="normal" style:font-name-complex="Arial" style:font-size-complex="14pt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3366ff" fo:font-size="12pt" style:font-size-asian="12pt"/>
    </style:style>
    <style:style style:name="Список_20__28_нумерованный_29_" style:display-name="Список (нумерованный)" style:family="paragraph" style:parent-style-name="Standard" style:list-style-name="WW8Num54">
      <style:paragraph-properties fo:margin-top="0cm" fo:margin-bottom="0cm"/>
    </style:style>
    <style:style style:name="Список_20__28_маркированный_29_" style:display-name="Список (маркированный)" style:family="paragraph" style:parent-style-name="Список_20__28_нумерованный_29_" style:list-style-name="WW8Num75"/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" style:family="paragraph" style:parent-style-name="Standard" style:class="extra">
      <style:paragraph-properties fo:margin-top="0cm" fo:margin-bottom="0cm" fo:text-align="start" style:justify-single-word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="100%" fo:margin-left="0.951cm" fo:margin-right="0cm" fo:margin-top="0cm" fo:margin-bottom="0cm" fo:text-indent="0cm" style:auto-text-indent="false"/>
      <style:text-properties style:font-name="Times New Roman" fo:font-weight="bold" style:font-weight-asian="bold" style:font-name-complex="Times New Roman" style:font-size-complex="10pt" style:font-weight-complex="bold"/>
    </style:style>
    <style:style style:name="Text_20_body_20_indent" style:display-name="Text body indent" style:family="paragraph" style:parent-style-name="Standard" style:class="text">
      <style:paragraph-properties fo:margin="100%" fo:margin-left="0.951cm" fo:margin-right="0cm" fo:margin-top="0cm" fo:margin-bottom="0.212cm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Надпись" style:family="paragraph" style:parent-style-name="Table">
      <style:paragraph-properties style:line-height-at-least="0.423cm" fo:text-align="center" style:justify-single-word="false"/>
      <style:text-properties fo:font-size="8pt" style:font-size-asian="8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353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06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Шапка_20_таблицы" style:display-name="Шапка таблицы" style:family="paragraph" style:parent-style-name="Table" style:next-style-name="Table">
      <style:paragraph-properties fo:keep-with-next="always"/>
      <style:text-properties fo:font-weight="bold" style:font-weight-asian="bold"/>
    </style:style>
    <style:style style:name="Комментарий" style:family="paragraph" style:parent-style-name="Standard" style:next-style-name="Standard"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3z0" style:family="text">
      <style:text-properties fo:color="#000000" style:font-name="Verdana" fo:font-size="10pt" style:font-size-asian="10pt" style:font-name-complex="Verdana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9z0" style:family="text">
      <style:text-properties fo:color="#000000" style:font-name="Symbol" fo:font-size="8pt" style:font-size-asian="8pt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6z0" style:family="text">
      <style:text-properties fo:color="#000000" style:font-name="Symbol" fo:font-size="8pt" style:font-size-asian="8pt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6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32z0" style:family="text">
      <style:text-properties fo:color="#000000" style:font-name="Symbol" fo:font-size="8pt" style:font-size-asian="8pt" style:font-name-complex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fo:color="#000000" style:font-name="Symbol" fo:font-size="8pt" style:font-size-asian="8pt" style:font-name-complex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6z0" style:family="text">
      <style:text-properties style:font-name="Symbol" style:font-name-complex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42z0" style:family="text">
      <style:text-properties style:font-name="Symbol" style:font-name-complex="Symbol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 style:font-name-complex="Wingdings"/>
    </style:style>
    <style:style style:name="WW8Num44z0" style:family="text">
      <style:text-properties fo:color="#000000" style:font-name="Symbol" fo:font-size="8pt" style:font-size-asian="8pt" style:font-name-complex="Symbol"/>
    </style:style>
    <style:style style:name="WW8Num44z1" style:family="text">
      <style:text-properties style:font-name="Courier New" style:font-name-complex="Courier New"/>
    </style:style>
    <style:style style:name="WW8Num44z2" style:family="text">
      <style:text-properties style:font-name="Wingdings" style:font-name-complex="Wingdings"/>
    </style:style>
    <style:style style:name="WW8Num44z3" style:family="text">
      <style:text-properties style:font-name="Symbol" style:font-name-complex="Symbol"/>
    </style:style>
    <style:style style:name="WW8Num46z0" style:family="text">
      <style:text-properties style:font-name="Symbol" style:font-name-complex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 style:font-name-complex="Wingdings"/>
    </style:style>
    <style:style style:name="WW8Num48z0" style:family="text">
      <style:text-properties style:font-name="Symbol" style:font-name-complex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 style:font-name-complex="Wingdings"/>
    </style:style>
    <style:style style:name="WW8Num50z0" style:family="text">
      <style:text-properties fo:color="#000000" style:font-name="Verdana" fo:font-size="10pt" style:font-size-asian="10pt" style:font-name-complex="Verdana"/>
    </style:style>
    <style:style style:name="WW8Num50z1" style:family="text">
      <style:text-properties style:font-name="Courier New" style:font-name-complex="Courier New"/>
    </style:style>
    <style:style style:name="WW8Num50z2" style:family="text">
      <style:text-properties style:font-name="Wingdings" style:font-name-complex="Wingdings"/>
    </style:style>
    <style:style style:name="WW8Num50z3" style:family="text">
      <style:text-properties style:font-name="Symbol" style:font-name-complex="Symbol"/>
    </style:style>
    <style:style style:name="WW8Num51z0" style:family="text">
      <style:text-properties fo:color="#000000" style:font-name="Symbol" fo:font-size="8pt" style:font-size-asian="8pt" style:font-name-complex="Symbol"/>
    </style:style>
    <style:style style:name="WW8Num51z1" style:family="text">
      <style:text-properties style:font-name="Courier New" style:font-name-complex="Courier New"/>
    </style:style>
    <style:style style:name="WW8Num51z2" style:family="text">
      <style:text-properties style:font-name="Wingdings" style:font-name-complex="Wingdings"/>
    </style:style>
    <style:style style:name="WW8Num51z3" style:family="text">
      <style:text-properties style:font-name="Symbol" style:font-name-complex="Symbol"/>
    </style:style>
    <style:style style:name="WW8Num52z0" style:family="text">
      <style:text-properties fo:color="#000000" style:font-name="Symbol" fo:font-size="8pt" style:font-size-asian="8pt" style:font-name-complex="Symbol"/>
    </style:style>
    <style:style style:name="WW8Num52z1" style:family="text">
      <style:text-properties style:font-name="Courier New" style:font-name-complex="Courier New"/>
    </style:style>
    <style:style style:name="WW8Num52z2" style:family="text">
      <style:text-properties style:font-name="Wingdings" style:font-name-complex="Wingdings"/>
    </style:style>
    <style:style style:name="WW8Num52z3" style:family="text">
      <style:text-properties style:font-name="Symbol" style:font-name-complex="Symbol"/>
    </style:style>
    <style:style style:name="WW8Num55z0" style:family="text">
      <style:text-properties style:font-name="Symbol" style:font-name-complex="Symbol"/>
    </style:style>
    <style:style style:name="WW8Num55z1" style:family="text">
      <style:text-properties style:font-name="Courier New" style:font-name-complex="Courier New"/>
    </style:style>
    <style:style style:name="WW8Num55z2" style:family="text">
      <style:text-properties style:font-name="Wingdings" style:font-name-complex="Wingdings"/>
    </style:style>
    <style:style style:name="WW8Num58z0" style:family="text">
      <style:text-properties fo:color="#000000" style:font-name="Symbol" fo:font-size="8pt" style:font-size-asian="8pt" style:font-name-complex="Symbol"/>
    </style:style>
    <style:style style:name="WW8Num58z1" style:family="text">
      <style:text-properties style:font-name="Courier New" style:font-name-complex="Courier New"/>
    </style:style>
    <style:style style:name="WW8Num58z2" style:family="text">
      <style:text-properties style:font-name="Wingdings" style:font-name-complex="Wingdings"/>
    </style:style>
    <style:style style:name="WW8Num58z3" style:family="text">
      <style:text-properties style:font-name="Symbol" style:font-name-complex="Symbol"/>
    </style:style>
    <style:style style:name="WW8Num59z0" style:family="text">
      <style:text-properties fo:color="#000000" style:font-name="Symbol" fo:font-size="8pt" style:font-size-asian="8pt" style:font-name-complex="Symbol"/>
    </style:style>
    <style:style style:name="WW8Num59z1" style:family="text">
      <style:text-properties style:font-name="Courier New" style:font-name-complex="Courier New"/>
    </style:style>
    <style:style style:name="WW8Num59z2" style:family="text">
      <style:text-properties style:font-name="Wingdings" style:font-name-complex="Wingdings"/>
    </style:style>
    <style:style style:name="WW8Num59z3" style:family="text">
      <style:text-properties style:font-name="Symbol" style:font-name-complex="Symbol"/>
    </style:style>
    <style:style style:name="WW8Num60z0" style:family="text">
      <style:text-properties fo:color="#000000" style:font-name="Symbol" fo:font-size="8pt" style:font-size-asian="8pt" style:font-name-complex="Symbol"/>
    </style:style>
    <style:style style:name="WW8Num60z1" style:family="text">
      <style:text-properties style:font-name="Courier New" style:font-name-complex="Courier New"/>
    </style:style>
    <style:style style:name="WW8Num60z2" style:family="text">
      <style:text-properties style:font-name="Wingdings" style:font-name-complex="Wingdings"/>
    </style:style>
    <style:style style:name="WW8Num60z3" style:family="text">
      <style:text-properties style:font-name="Symbol" style:font-name-complex="Symbol"/>
    </style:style>
    <style:style style:name="WW8Num63z0" style:family="text">
      <style:text-properties fo:color="#000000" style:font-name="Symbol" fo:font-size="8pt" style:font-size-asian="8pt" style:font-name-complex="Symbol"/>
    </style:style>
    <style:style style:name="WW8Num63z1" style:family="text">
      <style:text-properties style:font-name="Courier New" style:font-name-complex="Courier New"/>
    </style:style>
    <style:style style:name="WW8Num63z2" style:family="text">
      <style:text-properties style:font-name="Wingdings" style:font-name-complex="Wingdings"/>
    </style:style>
    <style:style style:name="WW8Num63z3" style:family="text">
      <style:text-properties style:font-name="Symbol" style:font-name-complex="Symbol"/>
    </style:style>
    <style:style style:name="WW8Num65z0" style:family="text">
      <style:text-properties fo:color="#000000" style:font-name="Verdana" fo:font-size="10pt" style:font-size-asian="10pt" style:font-name-complex="Verdana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 style:font-name-complex="Wingdings"/>
    </style:style>
    <style:style style:name="WW8Num65z3" style:family="text">
      <style:text-properties style:font-name="Symbol" style:font-name-complex="Symbol"/>
    </style:style>
    <style:style style:name="WW8Num66z0" style:family="text">
      <style:text-properties fo:color="#000000" style:font-name="Symbol" fo:font-size="8pt" style:font-size-asian="8pt" style:font-name-complex="Symbol"/>
    </style:style>
    <style:style style:name="WW8Num66z1" style:family="text">
      <style:text-properties style:font-name="Courier New" style:font-name-complex="Courier New"/>
    </style:style>
    <style:style style:name="WW8Num66z2" style:family="text">
      <style:text-properties style:font-name="Wingdings" style:font-name-complex="Wingdings"/>
    </style:style>
    <style:style style:name="WW8Num66z3" style:family="text">
      <style:text-properties style:font-name="Symbol" style:font-name-complex="Symbol"/>
    </style:style>
    <style:style style:name="WW8Num67z0" style:family="text">
      <style:text-properties style:font-name="Symbol" style:font-name-complex="Symbol"/>
    </style:style>
    <style:style style:name="WW8Num67z1" style:family="text">
      <style:text-properties style:font-name="Courier New" style:font-name-complex="Courier New"/>
    </style:style>
    <style:style style:name="WW8Num67z2" style:family="text">
      <style:text-properties style:font-name="Wingdings" style:font-name-complex="Wingdings"/>
    </style:style>
    <style:style style:name="WW8Num68z0" style:family="text">
      <style:text-properties style:font-name="Symbol" style:font-name-complex="Symbol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 style:font-name-complex="Wingdings"/>
    </style:style>
    <style:style style:name="WW8Num72z0" style:family="text">
      <style:text-properties style:font-name="Symbol" style:font-name-complex="Symbol"/>
    </style:style>
    <style:style style:name="WW8Num72z1" style:family="text">
      <style:text-properties style:font-name="Courier New" style:font-name-complex="Courier New"/>
    </style:style>
    <style:style style:name="WW8Num72z2" style:family="text">
      <style:text-properties style:font-name="Wingdings" style:font-name-complex="Wingdings"/>
    </style:style>
    <style:style style:name="WW8Num73z0" style:family="text">
      <style:text-properties style:font-name="Symbol" fo:font-size="10pt" style:font-size-asian="10pt" style:font-name-complex="Symbol"/>
    </style:style>
    <style:style style:name="WW8Num73z1" style:family="text">
      <style:text-properties style:font-name="Courier New" fo:font-size="10pt" style:font-size-asian="10pt" style:font-name-complex="Courier New"/>
    </style:style>
    <style:style style:name="WW8Num73z2" style:family="text">
      <style:text-properties style:font-name="Wingdings" fo:font-size="10pt" style:font-size-asian="10pt" style:font-name-complex="Wingdings"/>
    </style:style>
    <style:style style:name="WW8Num74z0" style:family="text">
      <style:text-properties fo:color="#000000" style:font-name="Verdana" fo:font-size="10pt" style:font-size-asian="10pt" style:font-name-complex="Verdana"/>
    </style:style>
    <style:style style:name="WW8Num74z1" style:family="text">
      <style:text-properties style:font-name="Courier New" style:font-name-complex="Courier New"/>
    </style:style>
    <style:style style:name="WW8Num74z2" style:family="text">
      <style:text-properties style:font-name="Wingdings" style:font-name-complex="Wingdings"/>
    </style:style>
    <style:style style:name="WW8Num74z3" style:family="text">
      <style:text-properties style:font-name="Symbol" style:font-name-complex="Symbol"/>
    </style:style>
    <style:style style:name="WW8Num75z0" style:family="text">
      <style:text-properties style:font-name="Wingdings" style:font-name-complex="Wingdings"/>
    </style:style>
    <style:style style:name="WW8Num78z0" style:family="text">
      <style:text-properties fo:color="#000000" style:font-name="Symbol" fo:font-size="8pt" style:font-size-asian="8pt" style:font-name-complex="Symbol"/>
    </style:style>
    <style:style style:name="WW8Num78z1" style:family="text">
      <style:text-properties style:font-name="Courier New" style:font-name-complex="Courier New"/>
    </style:style>
    <style:style style:name="WW8Num78z2" style:family="text">
      <style:text-properties style:font-name="Wingdings" style:font-name-complex="Wingdings"/>
    </style:style>
    <style:style style:name="WW8Num78z3" style:family="text">
      <style:text-properties style:font-name="Symbol" style:font-name-complex="Symbol"/>
    </style:style>
    <style:style style:name="WW8Num80z0" style:family="text">
      <style:text-properties style:font-name="Symbol" style:font-name-complex="Symbol"/>
    </style:style>
    <style:style style:name="WW8Num80z1" style:family="text">
      <style:text-properties style:font-name="Courier New" style:font-name-complex="Courier New"/>
    </style:style>
    <style:style style:name="WW8Num80z2" style:family="text">
      <style:text-properties style:font-name="Wingdings" style:font-name-complex="Wingdings"/>
    </style:style>
    <style:style style:name="WW8Num81z0" style:family="text">
      <style:text-properties style:font-name="Symbol" style:font-name-complex="Symbol"/>
    </style:style>
    <style:style style:name="WW8Num81z1" style:family="text">
      <style:text-properties style:font-name="Courier New" style:font-name-complex="Courier New"/>
    </style:style>
    <style:style style:name="WW8Num81z2" style:family="text">
      <style:text-properties style:font-name="Wingdings" style:font-name-complex="Wingdings"/>
    </style:style>
    <style:style style:name="WW8Num83z0" style:family="text">
      <style:text-properties fo:color="#000000" style:font-name="Verdana" fo:font-size="10pt" style:font-size-asian="10pt" style:font-name-complex="Verdana"/>
    </style:style>
    <style:style style:name="WW8Num83z1" style:family="text">
      <style:text-properties style:font-name="Courier New" style:font-name-complex="Courier New"/>
    </style:style>
    <style:style style:name="WW8Num83z2" style:family="text">
      <style:text-properties style:font-name="Wingdings" style:font-name-complex="Wingdings"/>
    </style:style>
    <style:style style:name="WW8Num83z3" style:family="text">
      <style:text-properties style:font-name="Symbol" style:font-name-complex="Symbol"/>
    </style:style>
    <style:style style:name="WW8Num84z0" style:family="text">
      <style:text-properties style:font-name="Verdana" style:font-name-complex="Verdana"/>
    </style:style>
    <style:style style:name="WW8Num84z1" style:family="text">
      <style:text-properties style:font-name="Courier New" style:font-name-complex="Courier New"/>
    </style:style>
    <style:style style:name="WW8Num84z2" style:family="text">
      <style:text-properties style:font-name="Wingdings" style:font-name-complex="Wingdings"/>
    </style:style>
    <style:style style:name="WW8Num84z3" style:family="text">
      <style:text-properties style:font-name="Symbol" style:font-name-complex="Symbol"/>
    </style:style>
    <style:style style:name="WW8Num85z0" style:family="text">
      <style:text-properties style:font-name="Symbol" style:font-name-complex="Symbol"/>
    </style:style>
    <style:style style:name="WW8Num85z1" style:family="text">
      <style:text-properties style:font-name="Courier New" style:font-name-complex="Courier New"/>
    </style:style>
    <style:style style:name="WW8Num85z2" style:family="text">
      <style:text-properties style:font-name="Wingdings" style:font-name-complex="Wingding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use-window-font-color="true" style:font-name="Verdana" fo:font-size="10pt" fo:language="ru" fo:country="RU" fo:background-color="transparent" style:font-name-asian="Times New Roman" style:font-size-asian="10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36cm" fo:text-indent="-0.635cm" fo:margin-left="2.5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91cm" fo:text-indent="-0.635cm" fo:margin-left="3.4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761cm" fo:text-indent="-0.318cm" fo:margin-left="4.7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031cm" fo:text-indent="-0.635cm" fo:margin-left="6.0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301cm" fo:text-indent="-0.635cm" fo:margin-left="7.3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571cm" fo:text-indent="-0.318cm" fo:margin-left="8.5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841cm" fo:text-indent="-0.635cm" fo:margin-left="9.8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11cm" fo:text-indent="-0.635cm" fo:margin-left="11.1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381cm" fo:text-indent="-0.318cm" fo:margin-left="12.3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762cm" fo:margin-left="3.3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889cm" fo:margin-left="4.06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1.143cm" fo:margin-left="4.95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89cm" fo:text-indent="-1.397cm" fo:margin-left="5.84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1.651cm" fo:margin-left="6.73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1.905cm" fo:margin-left="7.62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7cm" fo:text-indent="-2.159cm" fo:margin-left="8.50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4.605cm" fo:text-indent="-2.54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7.112cm" fo:text-indent="-0.762cm" fo:margin-left="7.11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8.255cm" fo:text-indent="-0.889cm" fo:margin-left="7.87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8.89cm" fo:text-indent="-1.547cm" fo:margin-left="8.76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0.16cm" fo:text-indent="-1.397cm" fo:margin-left="9.65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795cm" fo:text-indent="-1.651cm" fo:margin-left="10.54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065cm" fo:text-indent="-1.905cm" fo:margin-left="11.4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7cm" fo:text-indent="-2.159cm" fo:margin-left="12.31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2.54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33cm" fo:text-indent="-0.635cm" fo:margin-left="0.3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95cm" fo:text-indent="-0.762cm" fo:margin-left="1.0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238cm" fo:text-indent="-0.889cm" fo:margin-left="1.8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873cm" fo:text-indent="-1.547cm" fo:margin-left="2.74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143cm" fo:text-indent="-1.397cm" fo:margin-left="3.6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778cm" fo:text-indent="-1.651cm" fo:margin-left="4.52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048cm" fo:text-indent="-1.905cm" fo:margin-left="5.41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83cm" fo:text-indent="-2.159cm" fo:margin-left="6.30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953cm" fo:text-indent="-2.54cm" fo:margin-left="7.3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5.207cm" fo:text-indent="-0.762cm" fo:margin-left="5.20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889cm" fo:margin-left="5.96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1.143cm" fo:margin-left="6.85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255cm" fo:text-indent="-1.397cm" fo:margin-left="7.74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1.651cm" fo:margin-left="8.63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1.905cm" fo:margin-left="9.52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10.41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47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WW8Num44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302cm" fo:text-indent="-0.762cm" fo:margin-left="3.3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889cm" fo:margin-left="4.06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547cm" fo:margin-left="4.95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5.84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985cm" fo:text-indent="-1.651cm" fo:margin-left="6.73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255cm" fo:text-indent="-1.905cm" fo:margin-left="7.62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8.50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number text:level="1" text:style-name="WW8Num5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bullet text:level="1" text:style-name="WW8Num51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bullet text:level="1" text:style-name="WW8Num52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2.221cm" fo:text-indent="-0.635cm" fo:margin-left="2.221cm"/>
        </style:list-level-properties>
        <style:text-properties style:font-name="Symbol"/>
      </text:list-level-style-bullet>
      <text:list-level-style-bullet text:level="2" text:style-name="WW8Num55z1" style:num-suffix="." text:bullet-char="o">
        <style:list-level-properties text:list-level-position-and-space-mode="label-alignment">
          <style:list-level-label-alignment text:label-followed-by="listtab" text:list-tab-stop-position="3.491cm" fo:text-indent="-0.635cm" fo:margin-left="3.491cm"/>
        </style:list-level-properties>
        <style:text-properties style:font-name="Courier New1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text:list-tab-stop-position="4.761cm" fo:text-indent="-0.635cm" fo:margin-left="4.761cm"/>
        </style:list-level-properties>
        <style:text-properties style:font-name="Wingdings"/>
      </text:list-level-style-bullet>
      <text:list-level-style-bullet text:level="4" text:style-name="WW8Num55z0" style:num-suffix="." text:bullet-char="">
        <style:list-level-properties text:list-level-position-and-space-mode="label-alignment">
          <style:list-level-label-alignment text:label-followed-by="listtab" text:list-tab-stop-position="6.031cm" fo:text-indent="-0.635cm" fo:margin-left="6.031cm"/>
        </style:list-level-properties>
        <style:text-properties style:font-name="Symbol"/>
      </text:list-level-style-bullet>
      <text:list-level-style-bullet text:level="5" text:style-name="WW8Num55z1" style:num-suffix="." text:bullet-char="o">
        <style:list-level-properties text:list-level-position-and-space-mode="label-alignment">
          <style:list-level-label-alignment text:label-followed-by="listtab" text:list-tab-stop-position="7.301cm" fo:text-indent="-0.635cm" fo:margin-left="7.301cm"/>
        </style:list-level-properties>
        <style:text-properties style:font-name="Courier New1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text:list-tab-stop-position="8.571cm" fo:text-indent="-0.635cm" fo:margin-left="8.571cm"/>
        </style:list-level-properties>
        <style:text-properties style:font-name="Wingdings"/>
      </text:list-level-style-bullet>
      <text:list-level-style-bullet text:level="7" text:style-name="WW8Num55z0" style:num-suffix="." text:bullet-char="">
        <style:list-level-properties text:list-level-position-and-space-mode="label-alignment">
          <style:list-level-label-alignment text:label-followed-by="listtab" text:list-tab-stop-position="9.841cm" fo:text-indent="-0.635cm" fo:margin-left="9.841cm"/>
        </style:list-level-properties>
        <style:text-properties style:font-name="Symbol"/>
      </text:list-level-style-bullet>
      <text:list-level-style-bullet text:level="8" text:style-name="WW8Num55z1" style:num-suffix="." text:bullet-char="o">
        <style:list-level-properties text:list-level-position-and-space-mode="label-alignment">
          <style:list-level-label-alignment text:label-followed-by="listtab" text:list-tab-stop-position="11.111cm" fo:text-indent="-0.635cm" fo:margin-left="11.111cm"/>
        </style:list-level-properties>
        <style:text-properties style:font-name="Courier New1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text:list-tab-stop-position="12.381cm" fo:text-indent="-0.635cm" fo:margin-left="12.3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33cm" fo:text-indent="-0.635cm" fo:margin-left="0.3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95cm" fo:text-indent="-0.762cm" fo:margin-left="1.0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238cm" fo:text-indent="-0.889cm" fo:margin-left="1.8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873cm" fo:text-indent="-1.547cm" fo:margin-left="2.74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143cm" fo:text-indent="-1.397cm" fo:margin-left="3.6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778cm" fo:text-indent="-1.651cm" fo:margin-left="4.52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048cm" fo:text-indent="-1.905cm" fo:margin-left="5.41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83cm" fo:text-indent="-2.159cm" fo:margin-left="6.30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953cm" fo:text-indent="-2.54cm" fo:margin-left="7.3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>
      <text:list-level-style-bullet text:level="1" text:style-name="WW8Num58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>
      <text:list-level-style-bullet text:level="1" text:style-name="WW8Num59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>
      <text:list-level-style-bullet text:level="1" text:style-name="WW8Num60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>
      <text:list-level-style-bullet text:level="1" text:style-name="WW8Num63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>
      <text:list-level-style-number text:level="1" text:style-name="WW8Num65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>
      <text:list-level-style-bullet text:level="1" text:style-name="WW8Num66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6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6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6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47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text:style-name="WW8Num7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7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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>
      <text:list-level-style-bullet text:level="1" text:style-name="WW8Num78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>
      <text:list-level-style-number text:level="1" text:style-name="WW8Num8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8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>
      <text:list-level-style-number text:level="1" text:style-name="WW8Num8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8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8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8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8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8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8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8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8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8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5" style:family="table">
      <style:table-properties style:width="16.88cm" fo:margin-left="-0.191cm" table:align="left" style:writing-mode="lr-tb"/>
    </style:style>
    <style:style style:name="Таблица5.A" style:family="table-column">
      <style:table-column-properties style:column-width="8.44cm"/>
    </style:style>
    <style:style style:name="Таблица5.1" style:family="table-row">
      <style:table-row-properties style:min-row-height="0.318cm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Таблица4" style:family="table">
      <style:table-properties style:width="16.88cm" fo:margin-left="-0.191cm" table:align="left" style:writing-mode="lr-tb"/>
    </style:style>
    <style:style style:name="Таблица4.A" style:family="table-column">
      <style:table-column-properties style:column-width="7.176cm"/>
    </style:style>
    <style:style style:name="Таблица4.B" style:family="table-column">
      <style:table-column-properties style:column-width="1.588cm"/>
    </style:style>
    <style:style style:name="Таблица4.C" style:family="table-column">
      <style:table-column-properties style:column-width="8.117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Таблица6" style:family="table">
      <style:table-properties style:width="16.88cm" fo:margin-left="-0.191cm" table:align="left" style:writing-mode="lr-tb"/>
    </style:style>
    <style:style style:name="Таблица6.A" style:family="table-column">
      <style:table-column-properties style:column-width="16.88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top"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Таблица6.A2" style:family="table-cell">
      <style:table-cell-properties style:vertical-align="top"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MP1" style:family="paragraph" style:parent-style-name="Table">
      <style:text-properties style:font-size-complex="10pt"/>
    </style:style>
    <style:style style:name="MP2" style:family="paragraph" style:parent-style-name="Table">
      <style:paragraph-properties fo:text-align="end" style:justify-single-word="false"/>
    </style:style>
    <style:style style:name="MP3" style:family="paragraph" style:parent-style-name="Table">
      <style:paragraph-properties style:snap-to-layout-grid="false"/>
    </style:style>
    <style:style style:name="MP4" style:family="paragraph" style:parent-style-name="Table">
      <style:paragraph-properties fo:text-align="end" style:justify-single-word="false"/>
      <style:text-properties fo:font-weight="bold" style:font-weight-asian="bold"/>
    </style:style>
    <style:style style:name="MP5" style:family="paragraph" style:parent-style-name="Header">
      <style:text-properties fo:language="en" fo:country="US"/>
    </style:style>
    <style:style style:name="MP6" style:family="paragraph">
      <style:paragraph-properties fo:text-align="center" style:writing-mode="lr-tb"/>
    </style:style>
    <style:style style:name="MP7" style:family="paragraph" style:parent-style-name="Table">
      <style:paragraph-properties fo:text-align="center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style:font-size-complex="10pt"/>
    </style:style>
    <style:style style:name="MT3" style:family="text"/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3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4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7cm" fo:margin-left="0cm" fo:margin-right="0cm" fo:margin-bottom="0.871cm" style:dynamic-spacing="true"/>
      </style:header-style>
      <style:footer-style>
        <style:header-footer-properties fo:min-height="1.919cm" fo:margin-left="0cm" fo:margin-right="0cm" fo:margin-top="1.82cm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108">
      <number:hours/>
      <number:text>:</number:text>
      <number:minute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Таблица5" table:style-name="Таблица5">
          <table:table-column table:style-name="Таблица5.A" table:number-columns-repeated="2"/>
          <table:table-row table:style-name="Таблица5.1">
            <table:table-cell table:style-name="Таблица5.A1" office:value-type="string">
              <text:p text:style-name="MP1">Разработчик <text:span text:style-name="MT1">«Александр Гранин»</text:span></text:p>
            </table:table-cell>
            <table:table-cell table:style-name="Таблица5.A1" office:value-type="string">
              <text:p text:style-name="MP2">Проект <text:span text:style-name="MT1">«BigSpace»</text:span>. <text:span text:style-name="MT2">Дизайн-документ</text:span></text:p>
            </table:table-cell>
          </table:table-row>
        </table:table>
        <text:p text:style-name="Header"/>
      </style:header>
      <style:footer>
        <table:table table:name="Таблица4" table:style-name="Таблица4">
          <table:table-column table:style-name="Таблица4.A"/>
          <table:table-column table:style-name="Таблица4.B"/>
          <table:table-column table:style-name="Таблица4.C"/>
          <table:table-row table:style-name="Таблица4.1">
            <table:table-cell table:style-name="Таблица4.A1" office:value-type="string">
              <text:p text:style-name="Table">Изменено: <text:date style:data-style-name="N36" text:date-value="2013-08-18T00:08:23">17.08.2013</text:date> <text:date style:data-style-name="N108" text:date-value="2013-08-18T00:08:23">11:50 PM</text:date></text:p>
            </table:table-cell>
            <table:table-cell table:style-name="Таблица4.A1" office:value-type="string">
              <text:p text:style-name="MP3"/>
            </table:table-cell>
            <table:table-cell table:style-name="Таблица4.A1" office:value-type="string">
              <text:p text:style-name="MP4">Стр. <text:span text:style-name="Page_20_Number"><text:page-number text:select-page="current">22</text:page-number></text:span> из <text:span text:style-name="Page_20_Number"><text:page-count style:num-format="1">22</text:page-count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5"><draw:g text:anchor-type="char" draw:z-index="1" draw:style-name="Mgr1"><draw:rect draw:style-name="Mgr2" draw:text-style-name="MP6" svg:width="16.192cm" svg:height="0.952cm" svg:x="0cm" svg:y="0cm"><text:p/></draw:rect><draw:line draw:style-name="Mgr3" draw:text-style-name="MP6" svg:x1="0cm" svg:y1="0.635cm" svg:x2="16.191cm" svg:y2="0.637cm"><text:p/></draw:line></draw:g><draw:rect text:anchor-type="as-char" draw:z-index="0" draw:style-name="Mgr4" draw:text-style-name="MP6" svg:width="16.193cm" svg:height="0.953cm"><text:p/></draw:rect></text:p>
      </style:header>
      <style:footer>
        <table:table table:name="Таблица6" table:style-name="Таблица6">
          <table:table-column table:style-name="Таблица6.A"/>
          <table:table-row table:style-name="Таблица6.1">
            <table:table-cell table:style-name="Таблица6.A1" office:value-type="string">
              <text:p text:style-name="MP2">Редакция 0.1 от <text:modification-date style:data-style-name="N36">18.08.2013</text:modification-date></text:p>
            </table:table-cell>
          </table:table-row>
          <table:table-row table:style-name="Таблица6.1">
            <table:table-cell table:style-name="Таблица6.A2" office:value-type="string">
              <text:p text:style-name="MP7">(С) Александр Гранин, 2012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лительность игры</dc:title>
    <meta:initial-creator>Грищенко Андрей</meta:initial-creator>
    <meta:creation-date>2003-07-22T11:49:00</meta:creation-date>
    <dc:date>2013-08-18T00:08:23</dc:date>
    <meta:print-date>2003-07-18T14:03:00</meta:print-date>
    <meta:editing-cycles>528</meta:editing-cycles>
    <meta:editing-duration>P1DT1H36M10S</meta:editing-duration>
    <meta:generator>LibreOffice/3.5$Linux_X86_64 LibreOffice_project/350m1$Build-2</meta:generator>
    <dc:creator>gas </dc:creator>
    <meta:document-statistic meta:table-count="6" meta:image-count="0" meta:object-count="0" meta:page-count="22" meta:paragraph-count="393" meta:word-count="5705" meta:character-count="42862" meta:non-whitespace-character-count="37680"/>
    <meta:user-defined meta:name="Поле 1"/>
    <meta:user-defined meta:name="Поле 2"/>
    <meta:user-defined meta:name="Поле 3"/>
    <meta:user-defined meta:name="Поле 4"/>
  </office:meta>
</office:document-meta>
</file>